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Arial" fo:font-size="11.0pt" fo:color="#000000"/>
    </style:style>
    <style:style style:name="P2" style:family="paragraph" style:parent-style-name="Standard">
      <style:paragraph-properties fo:line-height="115%"/>
      <style:text-properties style:font-name="Arial" fo:font-size="11.0pt" fo:color="#000000" fo:background-color="#f9f9f9"/>
    </style:style>
    <style:style style:name="P3" style:family="paragraph" style:parent-style-name="Standard">
      <style:text-properties style:font-name="Arial" fo:font-size="11.0pt" fo:color="#000000"/>
    </style:style>
    <style:style style:name="P4" style:family="paragraph" style:parent-style-name="Standard">
      <style:paragraph-properties fo:line-height="115%"/>
      <style:text-properties style:font-name="Arial" fo:font-size="10.0pt" fo:color="#000000"/>
    </style:style>
    <style:style style:name="P5" style:family="paragraph" style:parent-style-name="Standard">
      <style:paragraph-properties fo:line-height="115%"/>
      <style:text-properties style:font-name="Arial" fo:font-size="11.0pt" fo:color="#000000" fo:background-color="#ffffff"/>
    </style:style>
    <style:style style:name="P6" style:family="paragraph" style:parent-style-name="Standard">
      <style:paragraph-properties fo:line-height="115%"/>
      <style:text-properties style:font-name="Arial" fo:font-size="10.0pt" fo:color="#000000" fo:background-color="#ffffff"/>
    </style:style>
    <style:style style:name="P7" style:family="paragraph" style:parent-style-name="Standard">
      <style:paragraph-properties fo:line-height="115%"/>
      <style:text-properties style:font-name="Arial" fo:font-size="9.0pt" fo:color="#000000" fo:background-color="#ffffff"/>
    </style:style>
    <style:style style:name="P8" style:family="paragraph" style:parent-style-name="Standard">
      <style:text-properties style:font-name="Arial" fo:font-size="11.0pt" fo:color="#000000" fo:background-color="#ffffff"/>
    </style:style>
    <style:style style:name="P9" style:family="paragraph" style:parent-style-name="Standard">
      <style:text-properties style:font-name="Arial" fo:font-size="11.0pt"/>
    </style:style>
    <style:style style:name="P10"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fo:background-color="#ffffff"/>
    </style:style>
    <style:style style:name="P11" style:family="paragraph" style:parent-style-name="Standard">
      <style:text-properties style:font-name="Arial" fo:font-size="11.0pt" fo:color="#000000" fo:background-color="#f9f9f9"/>
    </style:style>
    <style:style style:name="P12" style:family="paragraph" style:parent-style-name="Standard">
      <style:paragraph-properties fo:line-height="110%"/>
      <style:text-properties style:font-name="Arial" fo:font-size="10.0pt" fo:color="#000000"/>
    </style:style>
    <style:style style:name="P13"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style:style>
    <style:style style:name="P14" style:family="paragraph" style:parent-style-name="Standard">
      <style:paragraph-properties fo:line-height="115%"/>
      <style:text-properties style:font-name="Arial" fo:font-size="11.0pt"/>
    </style:style>
    <style:style style:name="P15" style:family="paragraph" style:parent-style-name="Standard">
      <style:paragraph-properties fo:line-height="115%"/>
      <style:text-properties style:font-name="Arial" fo:font-size="11.0pt" fo:background-color="#f9f9f9"/>
    </style:style>
    <style:style style:name="T1" style:family="text">
      <style:text-properties fo:font-weight="bold" fo:font-weight-asian="bold" fo:font-weight-complex="bold"/>
    </style:style>
    <style:style style:name="T2" style:family="text">
      <style:text-properties fo:background-color="#f9f9f9"/>
    </style:style>
    <style:style style:name="T3" style:family="text">
      <style:text-properties fo:font-style="italic" fo:font-style-asian="italic" fo:font-style-complex="italic"/>
    </style:style>
    <style:style style:name="T4" style:family="text">
      <style:text-properties fo:font-size="10.0pt" fo:font-size-asian="10.0pt" fo:font-size-complex="10.0pt"/>
    </style:style>
    <style:style style:name="T5" style:family="text">
      <style:text-properties fo:font-size="10.0pt" fo:font-size-asian="10.0pt" fo:font-size-complex="10.0pt" fo:background-color="#f9f9f9"/>
    </style:style>
    <style:style style:name="T6" style:family="text">
      <style:text-properties fo:font-style="italic" fo:font-style-asian="italic" fo:font-style-complex="italic" fo:font-weight="bold" fo:font-weight-asian="bold" fo:font-weight-complex="bold"/>
    </style:style>
    <style:style style:name="T7" style:family="text">
      <style:text-properties fo:font-style="italic" fo:font-style-asian="italic" fo:font-style-complex="italic" style:text-underline-style="solid"/>
    </style:style>
    <style:style style:name="T8" style:family="text">
      <style:text-properties fo:font-weight="bold" fo:font-weight-asian="bold" fo:font-weight-complex="bold" fo:background-color="#f9f9f9"/>
    </style:style>
    <style:style style:name="T9" style:family="text">
      <style:text-properties fo:font-weight="bold" fo:font-weight-asian="bold" fo:font-weight-complex="bold" fo:background-color="#ffffff"/>
    </style:style>
    <style:style style:name="T10" style:family="text">
      <style:text-properties fo:background-color="#ffffff"/>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
      <table:table table:name="Table1" table:style-name="Table1">
        <table:table-column table:style-name="TableColumn1"/>
        <table:table-column table:style-name="TableColumn1"/>
        <table:table-row>
          <table:table-cell table:style-name="TableCell1">
            <text:p text:style-name="P1"><text:span text:style-name="T1">Ability - Lettice Ludsthorp</text:span></text:p>
            <text:p text:style-name="P1"><text:span text:style-name="T1">Customary Beautification Dance: </text:span>Perform the customary beautification dance. The partner that you are dancing with will fall hopelessly in love with you for 10 minutes. </text:p>
            <text:p text:style-name="P2">Two uses only ○ ○</text:p>
          </table:table-cell>
          <table:table-cell table:style-name="TableCell1">
            <text:p text:style-name="P3"><text:span text:style-name="T1">Ability - Lettice Ludsthorp</text:span></text:p>
            <text:p text:style-name="P1"><text:span text:style-name="T1">Customary Excitement Dance: </text:span>You have learnt someones secret. Perform the Customary Excitement Dance (it’s quite long). They must reveal a secret that they know about someone else.</text:p>
            <text:p text:style-name="P1">Two uses only <text:span text:style-name="T2">○ ○</text:span></text:p>
          </table:table-cell>
        </table:table-row>
        <table:table-row>
          <table:table-cell table:style-name="TableCell1">
            <text:p text:style-name="P3"><text:span text:style-name="T1">Ability - Lettice Ludsthorp</text:span></text:p>
            <text:p text:style-name="P1"><text:span text:style-name="T1">Customary Murder Dance: </text:span>The longest of the customary dances. Jump around your victim in aggressive poses making fish noises. Before the town dance they are knocked out. After the town dance they are killed if they fail a paper-scissors-rock against you.</text:p>
            <text:p text:style-name="P1">Two uses only <text:span text:style-name="T2">○ ○</text:span></text:p>
          </table:table-cell>
          <table:table-cell table:style-name="TableCell1">
            <text:p text:style-name="P3"/>
          </table:table-cell>
        </table:table-row>
        <table:table-row>
          <table:table-cell table:style-name="TableCell1">
            <text:p text:style-name="P3"><text:span text:style-name="T1">ITEM: </text:span><text:span text:style-name="T3">Riverweed</text:span><text:s/></text:p>
            <text:p text:style-name="P3">A small bushel of riverweed. Can save a mortal from death.</text:p>
            <text:p text:style-name="P3">One use only <text:span text:style-name="T2">○</text:span></text:p>
          </table:table-cell>
          <table:table-cell table:style-name="TableCell1">
            <text:p text:style-name="P3"><text:span text:style-name="T1">ITEM: </text:span><text:span text:style-name="T3">Mouse</text:span></text:p>
            <text:p text:style-name="P3">A tiny mouse. Can be used to feed large animals.</text:p>
            <text:p text:style-name="P3">One use only <text:span text:style-name="T2">○</text:span></text:p>
          </table:table-cell>
        </table:table-row>
        <table:table-row>
          <table:table-cell table:style-name="TableCell1">
            <text:p text:style-name="P3"><text:span text:style-name="T1">ITEM: </text:span><text:span text:style-name="T3">Gold Nuggets</text:span><text:s/></text:p>
            <text:p text:style-name="P3">Found in the river near town. Worth around 5 pounds. You need to find someone to sell these to.</text:p>
          </table:table-cell>
          <table:table-cell table:style-name="TableCell1">
            <text:p text:style-name="P3"/>
            <text:p text:style-name="P3"/>
          </table:table-cell>
        </table:table-row>
        <table:table-row>
          <table:table-cell table:style-name="TableCell1">
            <text:p text:style-name="P3"><text:span text:style-name="T1">Clue - Lettice Ludsthorp</text:span></text:p>
            <text:p text:style-name="P3"/>
            <text:p text:style-name="P3">Felicity Rosencrantz was gossipping about </text:p>
            <text:p text:style-name="P3">someone robbing the Duke.</text:p>
          </table:table-cell>
          <table:table-cell table:style-name="TableCell1">
            <text:p text:style-name="P3"><text:span text:style-name="T1">Secret - Lettice Ludsthorp</text:span></text:p>
            <text:p text:style-name="P3"/>
            <text:p text:style-name="P3">You are a river goblin.</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2" table:style-name="Table1">
        <table:table-column table:style-name="TableColumn1"/>
        <table:table-column table:style-name="TableColumn1"/>
        <table:table-row>
          <table:table-cell table:style-name="TableCell1">
            <text:p text:style-name="P1"><text:span text:style-name="T1">Ability - Kendall Faintree</text:span></text:p>
            <text:p text:style-name="P5"><text:span text:style-name="T1">The Winds of the North: </text:span>Make annoying bagpipe noises. The person you play this on must either pay you anything they can to make you stop, or reveal a clue to you.</text:p>
            <text:p text:style-name="P2">Two uses only ○ ○</text:p>
          </table:table-cell>
          <table:table-cell table:style-name="TableCell1">
            <text:p text:style-name="P3"><text:span text:style-name="T1">Ability - Kendall Faintree</text:span></text:p>
            <text:p text:style-name="P5"><text:span text:style-name="T1">It’s Nessie!: </text:span>Distract someone. In their confusion you take an accessory from them (hat, badge, scarf, etc).</text:p>
            <text:p text:style-name="P5"/>
            <text:p text:style-name="P1">Two uses only <text:span text:style-name="T2">○ ○</text:span></text:p>
          </table:table-cell>
        </table:table-row>
        <table:table-row>
          <table:table-cell table:style-name="TableCell1">
            <text:p text:style-name="P3"><text:span text:style-name="T1">Ability - Kendall Faintree</text:span></text:p>
            <text:p text:style-name="P5"><text:span text:style-name="T1">Sign on the dotted line: </text:span>Buy the deed of a business. The other person must voluntarily wish to sell to you. They must sign their name and write down the honest debt/savings for their business. <text:s/><text:span text:style-name="T4">Four uses only </text:span><text:span text:style-name="T5">○ ○ ○ ○ </text:span></text:p>
            <text:p text:style-name="P6"/>
            <text:p text:style-name="P7">NAME<text:tab/><text:tab/><text:tab/><text:tab/>DEBT<text:tab/><text:tab/><text:tab/>SAVINGS<text:tab/><text:tab/>SIGNATURE</text:p>
            <text:p text:style-name="P5">……………………..<text:tab/><text:tab/>……………..<text:tab/><text:tab/>……………….<text:tab/><text:tab/>……………………..</text:p>
            <text:p text:style-name="P5"/>
            <text:p text:style-name="P5">……………………..<text:tab/><text:tab/>……………..<text:tab/><text:tab/>……………….<text:tab/><text:tab/>……………………..</text:p>
            <text:p text:style-name="P5"/>
            <text:p text:style-name="P5">……………………..<text:tab/><text:tab/>……………..<text:tab/><text:tab/>……………….<text:tab/><text:tab/>……………………..</text:p>
            <text:p text:style-name="P5"/>
            <text:p text:style-name="P5">……………………..<text:tab/><text:tab/>……………..<text:tab/><text:tab/>……………….<text:tab/><text:tab/>…………………….. <text:s text:c="4"/></text:p>
            <text:p text:style-name="P4"/>
          </table:table-cell>
          <table:table-cell table:style-name="TableCell1">
            <text:p text:style-name="P3"/>
          </table:table-cell>
        </table:table-row>
        <table:table-row>
          <table:table-cell table:style-name="TableCell1">
            <text:p text:style-name="P3"><text:span text:style-name="T1">ITEM: </text:span><text:span text:style-name="T3"><text:s/>Anti-Syphilitic Tonic</text:span></text:p>
            <text:p text:style-name="P3">Cures Syphilis (NOT tropical syphilis).</text:p>
            <text:p text:style-name="P3">One use only <text:span text:style-name="T2">○</text:span></text:p>
          </table:table-cell>
          <table:table-cell table:style-name="TableCell1">
            <text:p text:style-name="P3"><text:span text:style-name="T1">ITEM: </text:span><text:span text:style-name="T3">Mouse</text:span></text:p>
            <text:p text:style-name="P3">A tiny mouse. Can be used to feed large animals.</text:p>
            <text:p text:style-name="P3">One use only <text:span text:style-name="T2">○</text:span></text:p>
          </table:table-cell>
        </table:table-row>
        <table:table-row>
          <table:table-cell table:style-name="TableCell1">
            <text:p text:style-name="P3"><text:span text:style-name="T1">ITEM: </text:span><text:span text:style-name="T3">Garlic Ointment</text:span></text:p>
            <text:p text:style-name="P8">Usually used to attract delicious Scottish Otter. Seemingly useless in England.</text:p>
            <text:p text:style-name="P3">One use only <text:span text:style-name="T2">○</text:span></text:p>
          </table:table-cell>
          <table:table-cell table:style-name="TableCell1">
            <text:p text:style-name="P3"><text:span text:style-name="T1">ITEM:</text:span><text:s/><text:span text:style-name="T3">Letter addressed to Laverne Cuer</text:span></text:p>
            <text:p text:style-name="P3">Laverne, Find Rebecca, Use your tools to uncover her secrets, she wishes to protect the most sinful creatures, Find the chosen one. River goblins stay close to fish, Rebecca will shield them. -The Holy Father</text:p>
          </table:table-cell>
        </table:table-row>
        <table:table-row>
          <table:table-cell table:style-name="TableCell1">
            <text:p text:style-name="P3"><text:span text:style-name="T1">Clue - Kendall Faintree</text:span></text:p>
            <text:p text:style-name="P3"/>
            <text:p text:style-name="P8">There’s a girl calling herself Rohesia who claims she’s been here two months. You know she’s lying though. You saw her in London a week ago walking around Soho.</text:p>
          </table:table-cell>
          <table:table-cell table:style-name="TableCell1">
            <text:p text:style-name="P3"><text:span text:style-name="T1">Secret - Kendall Faintree</text:span></text:p>
            <text:p text:style-name="P3"/>
            <text:p text:style-name="P8">You are completely broke until you can gain the deeds to two successful businesses.</text:p>
            <text:p text:style-name="P3"/>
          </table:table-cell>
        </table:table-row>
      </table:table>
      <text:p text:style-name="P1"/>
      <text:p text:style-name="P4"/>
      <text:p text:style-name="P4"/>
      <text:p text:style-name="P4"/>
      <text:p text:style-name="P4"/>
      <text:p text:style-name="P4"/>
      <table:table table:name="Table3" table:style-name="Table1">
        <table:table-column table:style-name="TableColumn1"/>
        <table:table-column table:style-name="TableColumn1"/>
        <table:table-row>
          <table:table-cell table:style-name="TableCell1">
            <text:p text:style-name="P1"><text:span text:style-name="T1">Ability - Felicity Rosencrantz</text:span></text:p>
            <text:p text:style-name="P5"><text:span text:style-name="T1">Stoic Gaze: </text:span>You can never be forced to reveal your secret.</text:p>
          </table:table-cell>
          <table:table-cell table:style-name="TableCell1">
            <text:p text:style-name="P3"><text:span text:style-name="T1">Ability - Felicity Rosencrantz</text:span></text:p>
            <text:p text:style-name="P5"><text:span text:style-name="T1">Unholy Blessing: </text:span>You cast a spell of unholy blessing on the target. Tell the host who you wish to cast this spell on. The victim will have to answer the next yes/no question asked of them truthfully.</text:p>
            <text:p text:style-name="P1">Three uses only <text:span text:style-name="T2">○ ○ ○</text:span></text:p>
          </table:table-cell>
        </table:table-row>
        <table:table-row>
          <table:table-cell table:style-name="TableCell1">
            <text:p text:style-name="P3"><text:span text:style-name="T1">Ability - Felicity Rosencrantz</text:span></text:p>
            <text:p text:style-name="P5"><text:span text:style-name="T1">Hush Sweet Child: </text:span>You cast a spell of silence on a victim. Tell the host who you wish to cast this spell on. The victim cannot speak for the next 10 minutes.</text:p>
            <text:p text:style-name="P1">Three uses only <text:span text:style-name="T2">○ ○ ○</text:span></text:p>
          </table:table-cell>
          <table:table-cell table:style-name="TableCell1">
            <text:p text:style-name="P5"><text:span text:style-name="T1">Ability - Felicity Rosencrantz</text:span></text:p>
            <text:p text:style-name="P5"><text:span text:style-name="T1">Ultimate Darkness - </text:span>Must sacrifice a mouse to cast this spell. Can only be cast after the Town Dance (when the moon is at it’s fullest). Face your target and scream “avada kedavra”. Loudly and painfully kills a person. Cannot be defended.</text:p>
            <text:p text:style-name="P3"/>
          </table:table-cell>
        </table:table-row>
        <table:table-row>
          <table:table-cell table:style-name="TableCell1">
            <text:p text:style-name="P8"><text:span text:style-name="T1">ITEM: </text:span><text:span text:style-name="T3">Coin of Absolute Darkness</text:span></text:p>
            <text:p text:style-name="P3"/>
            <text:p text:style-name="P3">A mysterious coin with strange markings.</text:p>
          </table:table-cell>
          <table:table-cell table:style-name="TableCell1">
            <text:p text:style-name="P3"><text:span text:style-name="T1">ITEM: </text:span><text:span text:style-name="T3">Jar of Bees</text:span></text:p>
            <text:p text:style-name="P8">Throw at a target. They must flee and cannot approach you for 10 minutes. Because of the fear they now have of the horrible bees.</text:p>
            <text:p text:style-name="P3">One use only <text:span text:style-name="T2">○</text:span></text:p>
          </table:table-cell>
        </table:table-row>
        <table:table-row>
          <table:table-cell table:style-name="TableCell1">
            <text:p text:style-name="P3"><text:span text:style-name="T1">Clue - Felicity Rosencrantz</text:span></text:p>
            <text:p text:style-name="P3"/>
            <text:p text:style-name="P8">Cecilia Crispinson has been stealing from the Smallwoods for years.</text:p>
            <text:p text:style-name="P8"/>
          </table:table-cell>
          <table:table-cell table:style-name="TableCell1">
            <text:p text:style-name="P3"><text:span text:style-name="T1">Secret - Felicity Rosencrantz</text:span></text:p>
            <text:p text:style-name="P3"/>
            <text:p text:style-name="P8">You killed Duke Smallwood</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1">
        <table:table-column table:style-name="TableColumn1"/>
        <table:table-column table:style-name="TableColumn1"/>
        <table:table-row>
          <table:table-cell table:style-name="TableCell1">
            <text:p text:style-name="P1"><text:span text:style-name="T1">Ability - Rohesia Wills</text:span></text:p>
            <text:p text:style-name="P5"><text:span text:style-name="T1">Poor immune system: </text:span>You automatically lose any paper-scissors-rock relating to illness, in which you are at risk of contracting a new illness.</text:p>
          </table:table-cell>
          <table:table-cell table:style-name="TableCell1">
            <text:p text:style-name="P3"><text:span text:style-name="T1">Ability - Rohesia Wills</text:span></text:p>
            <text:p text:style-name="P5"><text:span text:style-name="T1">Something for your troubles: </text:span>Embrace someone and whisper sweet nothings in their ear. If you can name an item in their possession then they must give it to you out of gratitude.</text:p>
            <text:p text:style-name="P1">Two uses only <text:span text:style-name="T2">○ ○</text:span></text:p>
          </table:table-cell>
        </table:table-row>
        <table:table-row>
          <table:table-cell table:style-name="TableCell1">
            <text:p text:style-name="P3"><text:span text:style-name="T1">Ability - Rohesia Wills</text:span></text:p>
            <text:p text:style-name="P5"><text:span text:style-name="T1">Just for the night: </text:span>Persuade a male character to touch your face. They are filled with lust and must perform the next action asked of them without question. (They cannot reveal their secret).</text:p>
            <text:p text:style-name="P1">Two uses only <text:span text:style-name="T2">○ ○</text:span></text:p>
          </table:table-cell>
          <table:table-cell table:style-name="TableCell1">
            <text:p text:style-name="P3"><text:span text:style-name="T1">Ability - Rohesia Wills</text:span></text:p>
            <text:p text:style-name="P5"><text:span text:style-name="T1">You’re not the first: </text:span>Play this ability on someone after you have been speaking for 2 minutes. They must tell you something new that they know about another character.</text:p>
            <text:p text:style-name="P5"/>
            <text:p text:style-name="P1">Four uses only <text:span text:style-name="T2">○ ○ ○ ○</text:span></text:p>
          </table:table-cell>
        </table:table-row>
        <table:table-row>
          <table:table-cell table:style-name="TableCell1">
            <text:p text:style-name="P3"><text:span text:style-name="T1">ITEM: </text:span><text:span text:style-name="T3">Pumice Stone</text:span></text:p>
            <text:p text:style-name="P8">Exfoliates the skin. Quite fragile but can be used once to knock out a character.</text:p>
            <text:p text:style-name="P3">One use only <text:span text:style-name="T2">○</text:span></text:p>
          </table:table-cell>
          <table:table-cell table:style-name="TableCell1">
            <text:p text:style-name="P3"/>
          </table:table-cell>
        </table:table-row>
        <table:table-row>
          <table:table-cell table:style-name="TableCell1">
            <text:p text:style-name="P3"><text:span text:style-name="T1">Clue - Rohesia Wills</text:span></text:p>
            <text:p text:style-name="P3"/>
            <text:p text:style-name="P8">You heard from Jeffry on his death bed, that his master was both filthy rich, and addicted to Laudanum.</text:p>
            <text:p text:style-name="P8"/>
          </table:table-cell>
          <table:table-cell table:style-name="TableCell1">
            <text:p text:style-name="P3"><text:span text:style-name="T1">Secret - Rohesia Wills</text:span></text:p>
            <text:p text:style-name="P3"/>
            <text:p text:style-name="P8">You are a prostitute from London.</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5" table:style-name="Table1">
        <table:table-column table:style-name="TableColumn1"/>
        <table:table-column table:style-name="TableColumn1"/>
        <table:table-row>
          <table:table-cell table:style-name="TableCell1">
            <text:p text:style-name="P1"><text:span text:style-name="T1">Ability - Isaac Rosencrantz</text:span></text:p>
            <text:p text:style-name="P5"><text:span text:style-name="T1">The Gift of Giving: </text:span>If someone takes money from you using an ability, give them slightly more. They must tell you their Clue.</text:p>
          </table:table-cell>
          <table:table-cell table:style-name="TableCell1">
            <text:p text:style-name="P3"><text:span text:style-name="T1">Ability - Isaac Rosencrantz</text:span></text:p>
            <text:p text:style-name="P5"><text:span text:style-name="T1">Sell to the bank: </text:span>If an item has a monetary value associated with it, you can sell it to a Host.</text:p>
          </table:table-cell>
        </table:table-row>
        <table:table-row>
          <table:table-cell table:style-name="TableCell1">
            <text:p text:style-name="P3"><text:span text:style-name="T1">Ability - Isaac Rosencrantz</text:span></text:p>
            <text:p text:style-name="P5"><text:span text:style-name="T1">Term deposit: </text:span>Lend someone a sum of money. If they cannot pay it back before the start of the next quarter, you may take all the money they do have, as well as an item.</text:p>
            <text:p text:style-name="P1">Three uses only <text:span text:style-name="T2">○ ○ ○</text:span></text:p>
          </table:table-cell>
          <table:table-cell table:style-name="TableCell1">
            <text:p text:style-name="P3"><text:span text:style-name="T1">Ability - Isaac Rosencrantz</text:span></text:p>
            <text:p text:style-name="P5"><text:span text:style-name="T1">Buy your silence - </text:span>Give someone a sum of money. They are so humbled by your generosity that they will not speak for the next 10 minutes.</text:p>
            <text:p text:style-name="P1">Two uses only <text:span text:style-name="T2">○ ○</text:span></text:p>
          </table:table-cell>
        </table:table-row>
        <table:table-row>
          <table:table-cell table:style-name="TableCell1">
            <text:p text:style-name="P3"><text:span text:style-name="T1">ITEM: </text:span><text:span text:style-name="T3">Deed to Rosencrantz Money Lending</text:span></text:p>
            <text:p text:style-name="P3"/>
            <text:p text:style-name="P3">200 pounds debt. 240 pounds savings. Not stealable</text:p>
            <text:p text:style-name="P3"/>
          </table:table-cell>
          <table:table-cell table:style-name="TableCell1">
            <text:p text:style-name="P3"/>
          </table:table-cell>
        </table:table-row>
        <table:table-row>
          <table:table-cell table:style-name="TableCell1">
            <text:p text:style-name="P3"><text:span text:style-name="T1">Clue - Isaac Rosencrantz</text:span></text:p>
            <text:p text:style-name="P3"/>
            <text:p text:style-name="P8">Agnes Smallwood has been seen sneaking around with another man.</text:p>
          </table:table-cell>
          <table:table-cell table:style-name="TableCell1">
            <text:p text:style-name="P3"><text:span text:style-name="T1">Secret - Isaac Rosencrantz</text:span></text:p>
            <text:p text:style-name="P3"/>
            <text:p text:style-name="P8">You have been staging occult scenes to make debtor’s pay the moneys owing to you.</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6" table:style-name="Table1">
        <table:table-column table:style-name="TableColumn1"/>
        <table:table-column table:style-name="TableColumn1"/>
        <table:table-row>
          <table:table-cell table:style-name="TableCell1">
            <text:p text:style-name="P1"><text:span text:style-name="T1">Ability - Christian Drake</text:span></text:p>
            <text:p text:style-name="P5"><text:span text:style-name="T1">Down but not out: </text:span>Negate the effects of an ability targeted at you.</text:p>
            <text:p text:style-name="P1"/>
            <text:p text:style-name="P1"/>
            <text:p text:style-name="P1">One use only <text:span text:style-name="T2">○</text:span></text:p>
          </table:table-cell>
          <table:table-cell table:style-name="TableCell1">
            <text:p text:style-name="P3"><text:span text:style-name="T1">Ability - Christian Drake</text:span></text:p>
            <text:p text:style-name="P5"><text:span text:style-name="T1">Guess he was </text:span><text:span text:style-name="T6">dying </text:span><text:span text:style-name="T1">to meet you: </text:span>Say a snappy one-liner involving a pun, pause for laughter then wink at someone. The person you winked at must reveal a clue to you</text:p>
            <text:p text:style-name="P1">Three uses only <text:span text:style-name="T2">○ ○ ○</text:span></text:p>
          </table:table-cell>
        </table:table-row>
        <table:table-row>
          <table:table-cell table:style-name="TableCell1">
            <text:p text:style-name="P3"><text:span text:style-name="T1">Ability - Christian Drake</text:span></text:p>
            <text:p text:style-name="P1"><text:span text:style-name="T1">Man of the world - </text:span>Choose a person to set off on a grand adventure with. They must follow you around for the next 10 minutes.</text:p>
            <text:p text:style-name="P1"/>
            <text:p text:style-name="P1"/>
            <text:p text:style-name="P1">Two uses only <text:span text:style-name="T2">○ ○</text:span></text:p>
          </table:table-cell>
          <table:table-cell table:style-name="TableCell1">
            <text:p text:style-name="P3"><text:span text:style-name="T1">ITEM: </text:span><text:span text:style-name="T3">Rusty Cutlass</text:span></text:p>
            <text:p text:style-name="P8">If used before the town dance, knock out a person. If used after the town dance, you gravely wound them (you must beat them at paper scissors rock). Person must cure their mortal would within the next 5 minutes or they die. May be used instead to defend against an attack from another bladed weapon.</text:p>
            <text:p text:style-name="P8"/>
            <text:p text:style-name="P1">Two uses only <text:span text:style-name="T2">○ ○</text:span></text:p>
          </table:table-cell>
        </table:table-row>
        <table:table-row>
          <table:table-cell table:style-name="TableCell1">
            <text:p text:style-name="P5"><text:span text:style-name="T1">Ability - Christian Drake</text:span></text:p>
            <text:p text:style-name="P5"><text:span text:style-name="T1">Hidden pocket -</text:span><text:s/>store one item at a time in a hidden pocket. This item cannot be stolen. You must name the item and use this ability when the Host comes to pickpocket you.</text:p>
          </table:table-cell>
          <table:table-cell table:style-name="TableCell1">
            <text:p text:style-name="P3"/>
          </table:table-cell>
        </table:table-row>
        <table:table-row>
          <table:table-cell table:style-name="TableCell1">
            <text:p text:style-name="P3"><text:span text:style-name="T1">ITEM: </text:span><text:span text:style-name="T3">Garlic Ointment</text:span></text:p>
            <text:p text:style-name="P8">Usually used to attract delicious Scottish Otter. Seemingly useless in England.</text:p>
            <text:p text:style-name="P3"/>
            <text:p text:style-name="P3"/>
            <text:p text:style-name="P3">One use only <text:span text:style-name="T2">○</text:span></text:p>
          </table:table-cell>
          <table:table-cell table:style-name="TableCell1">
            <text:p text:style-name="P3"><text:span text:style-name="T1">ITEM: </text:span><text:span text:style-name="T3">Witches Broom</text:span></text:p>
            <text:p text:style-name="P8">Whoever is in possession of this broom must surely be a witch or magician of some sort. Can be used to sweep dust from the floor.</text:p>
            <text:p text:style-name="P1"><text:span text:style-name="T7">Unlimited Uses</text:span></text:p>
          </table:table-cell>
        </table:table-row>
        <table:table-row>
          <table:table-cell table:style-name="TableCell1">
            <text:p text:style-name="P3"><text:span text:style-name="T1">Clue - Christian Drake</text:span></text:p>
            <text:p text:style-name="P3"/>
            <text:p text:style-name="P8">A powerful being, protector of all things supernatural, is in Luton</text:p>
          </table:table-cell>
          <table:table-cell table:style-name="TableCell1">
            <text:p text:style-name="P3"><text:span text:style-name="T1">Secret - Christian Drake</text:span></text:p>
            <text:p text:style-name="P3"/>
            <text:p text:style-name="P8">You are fleeing from a woman that you inadvertently married in India.</text:p>
            <text:p text:style-name="P3"/>
          </table:table-cell>
        </table:table-row>
      </table:table>
      <text:p text:style-name="P1"/>
      <text:p text:style-name="P4"/>
      <text:p text:style-name="P4"/>
      <text:p text:style-name="P4"/>
      <table:table table:name="Table7" table:style-name="Table1">
        <table:table-column table:style-name="TableColumn1"/>
        <table:table-column table:style-name="TableColumn1"/>
        <table:table-row>
          <table:table-cell table:style-name="TableCell1">
            <text:p text:style-name="P1"><text:span text:style-name="T1">Ability - Bartholomew Baldwin</text:span></text:p>
            <text:p text:style-name="P1"><text:span text:style-name="T1">Every stone in it’s place: </text:span>Your strength as a stonemason intimidates the person into moving away. Tell the target to move to a specific room/region. They must stay there until someone plays an ability against them or they play an ability against someone else.</text:p>
            <text:p text:style-name="P1">Two uses only <text:span text:style-name="T2">○ ○</text:span></text:p>
          </table:table-cell>
          <table:table-cell table:style-name="TableCell1">
            <text:p text:style-name="P3"><text:span text:style-name="T1">Ability - Bartholomew Baldwin</text:span></text:p>
            <text:p text:style-name="P1"><text:span text:style-name="T1">Horn of the ancestors: </text:span>Sound your silver vuvuzela. Your victim falls into a trance and gives you their clue. (Requires Silver Vuvuzela).</text:p>
            <text:p text:style-name="P1"/>
            <text:p text:style-name="P1">Two uses only <text:span text:style-name="T2">○ ○</text:span></text:p>
          </table:table-cell>
        </table:table-row>
        <table:table-row>
          <table:table-cell table:style-name="TableCell1">
            <text:p text:style-name="P3"><text:span text:style-name="T1">Ability - Bartholomew Baldwin</text:span></text:p>
            <text:p text:style-name="P1"><text:span text:style-name="T1">A trifling concern: </text:span>Crush the mind of a lesser being. They must answer “yes” to the next question asked of them (Requires Fresh Livers). Tell the host who your target is.</text:p>
            <text:p text:style-name="P1"/>
            <text:p text:style-name="P1"/>
            <text:p text:style-name="P1"/>
            <text:p text:style-name="P1">Two uses only <text:span text:style-name="T2">○ ○</text:span></text:p>
          </table:table-cell>
          <table:table-cell table:style-name="TableCell1">
            <text:p text:style-name="P3"><text:span text:style-name="T1">Ability - Bartholomew Baldwin</text:span></text:p>
            <text:p text:style-name="P1"><text:span text:style-name="T1">Unstable power: </text:span>Dance around your victim cackling madly. Your victim plays rock paper scissors against an invisible demon. If they pick paper they are safe, rock they fall unconscious, and scissors they are killed instantly. (Requires refined livers, can only be played after the Town Dance when the moon is full).</text:p>
            <text:p text:style-name="P1">One use only <text:span text:style-name="T2">○ </text:span></text:p>
          </table:table-cell>
        </table:table-row>
        <table:table-row>
          <table:table-cell table:style-name="TableCell1">
            <text:p text:style-name="P3"><text:span text:style-name="T1">ITEM: </text:span><text:span text:style-name="T3">Stonemasons Tools</text:span></text:p>
            <text:p text:style-name="P8"/>
            <text:p text:style-name="P8">Can fix broken items.</text:p>
            <text:p text:style-name="P3"/>
            <text:p text:style-name="P3">Two uses only <text:span text:style-name="T2">○ ○</text:span></text:p>
          </table:table-cell>
          <table:table-cell table:style-name="TableCell1">
            <text:p text:style-name="P3"/>
          </table:table-cell>
        </table:table-row>
        <table:table-row>
          <table:table-cell table:style-name="TableCell1">
            <text:p text:style-name="P3"><text:span text:style-name="T1">Clue - Bartholomew Baldwin</text:span></text:p>
            <text:p text:style-name="P3"/>
            <text:p text:style-name="P8">Isabel Williams is an alchemist.</text:p>
          </table:table-cell>
          <table:table-cell table:style-name="TableCell1">
            <text:p text:style-name="P3"><text:span text:style-name="T1">Secret - Bartholomew Baldwin</text:span></text:p>
            <text:p text:style-name="P3"/>
            <text:p text:style-name="P8">A number of years ago, you harvested body parts from locals in the area.</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8" table:style-name="Table1">
        <table:table-column table:style-name="TableColumn1"/>
        <table:table-column table:style-name="TableColumn1"/>
        <table:table-row>
          <table:table-cell table:style-name="TableCell1">
            <text:p text:style-name="P1"><text:span text:style-name="T1">Ability - Alister Rudden</text:span></text:p>
            <text:p text:style-name="P5"><text:span text:style-name="T1">Healthy Immune System: </text:span>You must lose paper scissors rock twice in a row in order to catch a disease from someone.</text:p>
          </table:table-cell>
          <table:table-cell table:style-name="TableCell1">
            <text:p text:style-name="P3"><text:span text:style-name="T1">Ability - Alister Rudden</text:span></text:p>
            <text:p text:style-name="P5"><text:span text:style-name="T1">Take from the rich: </text:span>Rob someone. Tell the host the name of an item and who you think has it. If you are correct then you steal it from them without their knowledge.</text:p>
            <text:p text:style-name="P1">Four uses only <text:span text:style-name="T2">○ ○ ○ ○</text:span></text:p>
          </table:table-cell>
        </table:table-row>
        <table:table-row>
          <table:table-cell table:style-name="TableCell1">
            <text:p text:style-name="P3"><text:span text:style-name="T1">Ability - Alister Rudden</text:span></text:p>
            <text:p text:style-name="P5"><text:span text:style-name="T1">What a cheat!: </text:span>Cheat death. If you are killed, give a reason why the attack failed and survive it</text:p>
            <text:p text:style-name="P1"/>
            <text:p text:style-name="P1">One use only <text:span text:style-name="T2">○</text:span></text:p>
          </table:table-cell>
          <table:table-cell table:style-name="TableCell1">
            <text:p text:style-name="P3"><text:span text:style-name="T1">Ability - Alister Rudden</text:span></text:p>
            <text:p text:style-name="P5"><text:span text:style-name="T1">Street Smart: </text:span>If you sell someone an item play this ability, they must give you double the price, or else all of their money.</text:p>
            <text:p text:style-name="P1"/>
            <text:p text:style-name="P1">Two uses only <text:span text:style-name="T2">○ ○</text:span></text:p>
          </table:table-cell>
        </table:table-row>
        <table:table-row>
          <table:table-cell table:style-name="TableCell1">
            <text:p text:style-name="P3"><text:span text:style-name="T1">Ability - Alister Rudden</text:span></text:p>
            <text:p text:style-name="P5"><text:span text:style-name="T1">That’s not what I heard!: </text:span>If someone forces you to reveal your secret, you can choose which secret to reveal.</text:p>
            <text:p text:style-name="P1"/>
            <text:p text:style-name="P1">One use only <text:span text:style-name="T2">○</text:span></text:p>
          </table:table-cell>
          <table:table-cell table:style-name="TableCell1">
            <text:p text:style-name="P9"><text:span text:style-name="T1">Clue - Alister Rudden</text:span></text:p>
            <text:p text:style-name="P9"/>
            <text:p text:style-name="P9">The wife of someone in town has been buying fake witchcraft items.</text:p>
          </table:table-cell>
        </table:table-row>
        <table:table-row>
          <table:table-cell table:style-name="TableCell1">
            <text:p text:style-name="P3"><text:span text:style-name="T1">ITEM: </text:span><text:span text:style-name="T3">List of Contacts</text:span></text:p>
            <text:p text:style-name="P8"/>
            <text:p text:style-name="P8">A tatty notebook full of detailed sketches Alister Rudden’s contacts.</text:p>
            <text:p text:style-name="P3"/>
          </table:table-cell>
          <table:table-cell table:style-name="TableCell1">
            <text:p text:style-name="P3"><text:span text:style-name="T1">ITEM: </text:span><text:span text:style-name="T3">Shiv</text:span></text:p>
            <text:p text:style-name="P8"/>
            <text:p text:style-name="P5">A broken shiv. Can be used to stab someone if it is fixed. Prior to the Town Dance, the victim loses consciousness. After the Town Dance, the victim will bleed out in 5 minutes unless healed.</text:p>
            <text:p text:style-name="P5"/>
            <text:p text:style-name="P1">Two uses only <text:span text:style-name="T2">○ ○ </text:span><text:span text:style-name="T8">(if fixed)</text:span></text:p>
          </table:table-cell>
        </table:table-row>
        <table:table-row>
          <table:table-cell table:style-name="TableCell1">
            <text:p text:style-name="P3"><text:span text:style-name="T1">Secrets - Alister Rudden</text:span></text:p>
            <text:p text:style-name="P3"/>
            <text:list text:style-name="L1">
              <text:list-item>
                <text:p text:style-name="P10">You drunk Laverne’s holy water - you thought it was clear spirits.</text:p>
              </text:list-item>
              <text:list-item>
                <text:p text:style-name="P10">You stole Agnes’ garden statue of a water nymph and used it as a rat bludgeon.</text:p>
              </text:list-item>
              <text:list-item>
                <text:p text:style-name="P10">You shat on Bessie and James Farthing’s lawn after the last town dance.</text:p>
              </text:list-item>
              <text:list-item>
                <text:p text:style-name="P10">You send graphic and lude drawings to Donatus McVicar as a joke after drinking.</text:p>
              </text:list-item>
              <text:list-item>
                <text:p text:style-name="P10">You pretended to be a visiting Earl and managed to sleep with Isabel Williams a number of years ago before her marriage.</text:p>
              </text:list-item>
              <text:list-item>
                <text:p text:style-name="P10">You killed the last French priest who passed through Luton because he wouldn’t hand over his shiny crucifix necklace.</text:p>
              </text:list-item>
            </text:list>
          </table:table-cell>
          <table:table-cell table:style-name="TableCell1">
            <text:p text:style-name="P3"/>
          </table:table-cell>
        </table:table-row>
      </table:table>
      <text:p text:style-name="P1"/>
      <text:p text:style-name="P4"/>
      <text:p text:style-name="P4"/>
      <text:p text:style-name="P4"/>
      <text:p text:style-name="P4"/>
      <text:p text:style-name="P4"/>
      <table:table table:name="Table9" table:style-name="Table1">
        <table:table-column table:style-name="TableColumn1"/>
        <table:table-column table:style-name="TableColumn1"/>
        <table:table-row>
          <table:table-cell table:style-name="TableCell1">
            <text:p text:style-name="P3"><text:span text:style-name="T1">ITEM: </text:span><text:span text:style-name="T3">Hangover Cure</text:span></text:p>
            <text:p text:style-name="P3"/>
            <text:p text:style-name="P3">Drink to remove an effect from an ability.</text:p>
            <text:p text:style-name="P3"/>
            <text:p text:style-name="P3">One use only <text:span text:style-name="T2">○</text:span></text:p>
          </table:table-cell>
          <table:table-cell table:style-name="TableCell1">
            <text:p text:style-name="P3"><text:span text:style-name="T1">ITEM: </text:span><text:span text:style-name="T3">Wedding Ring</text:span></text:p>
            <text:p text:style-name="P8"/>
            <text:p text:style-name="P1">Has a shiny stone of some sort set into it.</text:p>
            <text:p text:style-name="P4"/>
          </table:table-cell>
        </table:table-row>
      </table:table>
      <text:p text:style-name="P1"/>
      <text:p text:style-name="P4"/>
      <text:p text:style-name="P4"/>
      <text:p text:style-name="P4"/>
      <table:table table:name="Table10" table:style-name="Table1">
        <table:table-column table:style-name="TableColumn1"/>
        <table:table-column table:style-name="TableColumn1"/>
        <table:table-row>
          <table:table-cell table:style-name="TableCell1">
            <text:p text:style-name="P1"><text:span text:style-name="T1">Ability - Susannah Silvester</text:span></text:p>
            <text:p text:style-name="P5"><text:span text:style-name="T1">Rob em Blind: </text:span>Name your target to the host and give them the name of items. If the target has any of those items, you will receive them.</text:p>
            <text:p text:style-name="P2">Three uses only ○ ○ ○</text:p>
          </table:table-cell>
          <table:table-cell table:style-name="TableCell1">
            <text:p text:style-name="P3"><text:span text:style-name="T1">Ability - Susannah Silvester</text:span></text:p>
            <text:p text:style-name="P5"><text:span text:style-name="T1">Quick Purchase: </text:span>Buy a random item from someone for 1 pound.</text:p>
            <text:p text:style-name="P5"/>
            <text:p text:style-name="P5"/>
            <text:p text:style-name="P2">Three uses only ○ ○ ○</text:p>
          </table:table-cell>
        </table:table-row>
        <table:table-row>
          <table:table-cell table:style-name="TableCell1">
            <text:p text:style-name="P3"><text:span text:style-name="T1">Ability - Susannah Silvester</text:span></text:p>
            <text:p text:style-name="P5"><text:span text:style-name="T1">Quick Sale: </text:span>Force someone to buy an item from you for 1 pound (must have at least 6 items in your possession).</text:p>
            <text:p text:style-name="P2">Three uses only ○ ○ ○</text:p>
          </table:table-cell>
          <table:table-cell table:style-name="TableCell1">
            <text:p text:style-name="P3"><text:span text:style-name="T1">Ability - Susannah Silvester</text:span></text:p>
            <text:p text:style-name="P5"><text:span text:style-name="T1">Step Up: </text:span>Force someone to buy an item from you for 1 pound (must have at least 6 items in your possession).</text:p>
            <text:p text:style-name="P2">Two uses only ○ ○</text:p>
          </table:table-cell>
        </table:table-row>
        <table:table-row>
          <table:table-cell table:style-name="TableCell1">
            <text:p text:style-name="P3"><text:span text:style-name="T1">ITEM: </text:span><text:span text:style-name="T3">Fresh Livers</text:span></text:p>
            <text:p text:style-name="P3"/>
            <text:p text:style-name="P8">Some nice soft fresh livers.</text:p>
          </table:table-cell>
          <table:table-cell table:style-name="TableCell1">
            <text:p text:style-name="P3"><text:span text:style-name="T1">ITEM: </text:span><text:span text:style-name="T3">Deed to Silvesters Supplies</text:span></text:p>
            <text:p text:style-name="P1"/>
            <text:p text:style-name="P1">0 pounds debt - 3 pounds savings. Not stealable</text:p>
            <text:p text:style-name="P3"/>
          </table:table-cell>
        </table:table-row>
        <table:table-row>
          <table:table-cell table:style-name="TableCell1">
            <text:p text:style-name="P3"><text:span text:style-name="T1">ITEM: </text:span><text:span text:style-name="T3">Ornate Hammer</text:span></text:p>
            <text:p text:style-name="P3"/>
            <text:p text:style-name="P3">Can be used to repair broken items.</text:p>
            <text:p text:style-name="P3"/>
          </table:table-cell>
          <table:table-cell table:style-name="TableCell1">
            <text:p text:style-name="P8"><text:span text:style-name="T1">ITEM: </text:span><text:span text:style-name="T3">Crystal ball</text:span><text:span text:style-name="T1"><text:s/></text:span></text:p>
            <text:p text:style-name="P8"/>
            <text:p text:style-name="P8">What appears to be a scrying glass. </text:p>
            <text:p text:style-name="P3"/>
          </table:table-cell>
        </table:table-row>
        <table:table-row>
          <table:table-cell table:style-name="TableCell1">
            <text:p text:style-name="P3"><text:span text:style-name="T1">Clue - Susannah Silvester</text:span></text:p>
            <text:p text:style-name="P3"/>
            <text:p text:style-name="P8">Bartholomew Baldwin is buying livers for some reason.</text:p>
          </table:table-cell>
          <table:table-cell table:style-name="TableCell1">
            <text:p text:style-name="P3"><text:span text:style-name="T1">Secret - Susannah Silvester</text:span></text:p>
            <text:p text:style-name="P3"/>
            <text:p text:style-name="P8">Your business ‘Silvesters Supplies’ is simply a mechanism for you to sell your stolen wares.</text:p>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1" table:style-name="Table1">
        <table:table-column table:style-name="TableColumn1"/>
        <table:table-column table:style-name="TableColumn1"/>
        <table:table-row>
          <table:table-cell table:style-name="TableCell1">
            <text:p text:style-name="P1"/>
          </table:table-cell>
          <table:table-cell table:style-name="TableCell1">
            <text:p text:style-name="P1"/>
          </table:table-cell>
        </table:table-row>
        <table:table-row>
          <table:table-cell table:style-name="TableCell1">
            <text:p text:style-name="P3"><text:span text:style-name="T1">Ability - Lucy Gadrill</text:span></text:p>
            <text:p text:style-name="P1"><text:span text:style-name="T1">Mothers Memory: </text:span>Channel the powers of your mothers locket. The target must reveal to you if they are a witch, sorcerer, or magical being of any sort. (Requires Amulet of Light).</text:p>
            <text:p text:style-name="P2"/>
            <text:p text:style-name="P2">Five uses only ○ ○ ○ ○ ○</text:p>
          </table:table-cell>
          <table:table-cell table:style-name="TableCell1">
            <text:p text:style-name="P3"><text:span text:style-name="T1">Ability - Lucy Gadrill</text:span></text:p>
            <text:p text:style-name="P1"><text:span text:style-name="T1">German Battle Hymn: </text:span>Sing the German Battle Hymn. The target and you must then engage in the dance of battle (spin and Jump on the spot facing each other). Whoever stops first must reveal their secret to the other person.</text:p>
            <text:p text:style-name="P2">Two uses only ○ ○</text:p>
          </table:table-cell>
        </table:table-row>
        <table:table-row>
          <table:table-cell table:style-name="TableCell1">
            <text:p text:style-name="P3"><text:span text:style-name="T1">ITEM: </text:span><text:span text:style-name="T3">Dinner Bell</text:span></text:p>
            <text:p text:style-name="P3"/>
            <text:p text:style-name="P5">A bell used to signal the start of dinner. Worth 1 pound.</text:p>
            <text:p text:style-name="P8"/>
          </table:table-cell>
          <table:table-cell table:style-name="TableCell1">
            <text:p text:style-name="P3"><text:span text:style-name="T1">ITEM: </text:span><text:span text:style-name="T3">Delicous German Shortbread</text:span></text:p>
            <text:p text:style-name="P1"/>
            <text:p text:style-name="P1">Eat this shortbread to recover one use of any ability.</text:p>
            <text:p text:style-name="P3"/>
            <text:p text:style-name="P11">One use only ○</text:p>
          </table:table-cell>
        </table:table-row>
        <table:table-row>
          <table:table-cell table:style-name="TableCell1">
            <text:p text:style-name="P3"><text:span text:style-name="T1">ITEM: </text:span><text:span text:style-name="T3">Laudanum</text:span></text:p>
            <text:p text:style-name="P3"/>
            <text:p text:style-name="P3">A powerful painkiller. Relieves pain.</text:p>
            <text:p text:style-name="P3"/>
            <text:p text:style-name="P11"/>
            <text:p text:style-name="P11">One use only ○</text:p>
          </table:table-cell>
          <table:table-cell table:style-name="TableCell1">
            <text:p text:style-name="P3"><text:span text:style-name="T1">ITEM: </text:span><text:span text:style-name="T3">Bundle of Letters</text:span></text:p>
            <text:p text:style-name="P3"/>
            <text:p text:style-name="P3">A collection of letters belonging to Lucy Gadrill’s mother. The author signs off as the mysterious ‘<text:span text:style-name="T3">N.G’</text:span>. On the top letter Lucy has scrawled ‘my father’.</text:p>
          </table:table-cell>
        </table:table-row>
        <table:table-row>
          <table:table-cell table:style-name="TableCell1">
            <text:p text:style-name="P3"><text:span text:style-name="T1">Clue - Lucy Gadrill</text:span></text:p>
            <text:p text:style-name="P3"/>
            <text:p text:style-name="P8">Instead of being listed as a sheriff, Donatus McVicar is listed as a landowner.</text:p>
            <text:p text:style-name="P8"/>
          </table:table-cell>
          <table:table-cell table:style-name="TableCell1">
            <text:p text:style-name="P3"><text:span text:style-name="T1">Secret - Lucy Gadrill</text:span></text:p>
            <text:p text:style-name="P3"/>
            <text:p text:style-name="P8">You are the illegitimate daughter of Nathaniel Gascoigne.</text:p>
          </table:table-cell>
        </table:table-row>
      </table:table>
      <text:p text:style-name="P1"/>
      <table:table table:name="Table12" table:style-name="Table1">
        <table:table-column table:style-name="TableColumn1"/>
        <table:table-column table:style-name="TableColumn1"/>
        <table:table-row>
          <table:table-cell table:style-name="TableCell1">
            <text:p text:style-name="P3"><text:span text:style-name="T1">ITEM: </text:span><text:span text:style-name="T3">Small Medical Kit</text:span></text:p>
            <text:p text:style-name="P3"/>
            <text:p text:style-name="P3">Heals a wound inflicted by a blade or edged instrument.</text:p>
            <text:p text:style-name="P3"/>
            <text:p text:style-name="P11">Two uses only ○ ○</text:p>
          </table:table-cell>
          <table:table-cell table:style-name="TableCell1">
            <text:p text:style-name="P3"/>
          </table:table-cell>
        </table:table-row>
      </table:table>
      <text:p text:style-name="P1"/>
      <text:p text:style-name="P4"/>
      <text:p text:style-name="P4"/>
      <table:table table:name="Table13" table:style-name="Table1">
        <table:table-column table:style-name="TableColumn1"/>
        <table:table-column table:style-name="TableColumn1"/>
        <table:table-row>
          <table:table-cell table:style-name="TableCell1">
            <text:p text:style-name="P1"><text:span text:style-name="T1">Ability - Lord Avery Hardbottom</text:span></text:p>
            <text:p text:style-name="P1"><text:span text:style-name="T1">Money can’t buy happiness: </text:span>Give someone 2 pounds. They fall into a dark depression because of their new wealth. The target must find a dark corner and sit there for 5 minutes.</text:p>
            <text:p text:style-name="P2">Two uses only ○ ○</text:p>
          </table:table-cell>
          <table:table-cell table:style-name="TableCell1">
            <text:p text:style-name="P3"><text:span text:style-name="T1">Ability - Lord Avery Hardbottom</text:span></text:p>
            <text:p text:style-name="P1"><text:span text:style-name="T1">Holla holla get dolla: </text:span>Tax an individual. Yell “Holla Holla Get Dolla” at someone. They must give you half of their money or an item.</text:p>
            <text:p text:style-name="P5"/>
            <text:p text:style-name="P2"/>
            <text:p text:style-name="P2">Two uses only ○ ○</text:p>
          </table:table-cell>
        </table:table-row>
        <table:table-row>
          <table:table-cell table:style-name="TableCell1">
            <text:p text:style-name="P3"><text:span text:style-name="T1">Ability - Lord Avery Hardbottom</text:span></text:p>
            <text:p text:style-name="P1"><text:span text:style-name="T1">Make it rain: </text:span>Purchase a temporary slave for 3 pounds. They must follow you around for 5 minutes and complete any minor task asked of them (these tasks cannot conflict with their goals).</text:p>
            <text:p text:style-name="P2"/>
            <text:p text:style-name="P2">Two uses only ○ ○</text:p>
          </table:table-cell>
          <table:table-cell table:style-name="TableCell1">
            <text:p text:style-name="P1"/>
          </table:table-cell>
        </table:table-row>
        <table:table-row>
          <table:table-cell table:style-name="TableCell1">
            <text:p text:style-name="P3"><text:span text:style-name="T1">ITEM: </text:span><text:span text:style-name="T3">Urn</text:span></text:p>
            <text:p text:style-name="P3"/>
            <text:p text:style-name="P5">Small silver urn filled with the ashes of Jeffry.</text:p>
          </table:table-cell>
          <table:table-cell table:style-name="TableCell1">
            <text:p text:style-name="P3"><text:span text:style-name="T1">ITEM: </text:span><text:span text:style-name="T3">Ingredients</text:span></text:p>
            <text:p text:style-name="P1"/>
            <text:p text:style-name="P1">A collection of ingredients that can be used to produce Laudanum.</text:p>
            <text:p text:style-name="P1"/>
          </table:table-cell>
        </table:table-row>
        <table:table-row>
          <table:table-cell table:style-name="TableCell1">
            <text:p text:style-name="P3"/>
          </table:table-cell>
          <table:table-cell table:style-name="TableCell1">
            <text:p text:style-name="P3"/>
            <text:p text:style-name="P3"/>
          </table:table-cell>
        </table:table-row>
        <table:table-row>
          <table:table-cell table:style-name="TableCell1">
            <text:p text:style-name="P3"><text:span text:style-name="T1">Clue - Lord Avery Hardbottom</text:span></text:p>
            <text:p text:style-name="P3"/>
            <text:p text:style-name="P8">The potion-maker in town can probably cure plague.</text:p>
            <text:p text:style-name="P8"/>
          </table:table-cell>
          <table:table-cell table:style-name="TableCell1">
            <text:p text:style-name="P3"><text:span text:style-name="T1">Secret - Lord Avery Hardbottom</text:span></text:p>
            <text:p text:style-name="P3"/>
            <text:p text:style-name="P8">You are addicted to Laudanum.</text:p>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4" table:style-name="Table1">
        <table:table-column table:style-name="TableColumn1"/>
        <table:table-column table:style-name="TableColumn1"/>
        <table:table-row>
          <table:table-cell table:style-name="TableCell1">
            <text:p text:style-name="P1"><text:span text:style-name="T1">Ability - Bessie Farthing</text:span></text:p>
            <text:p text:style-name="P5"><text:span text:style-name="T1">Blaze It: </text:span>Ignite a mysterious herb. All those within arms reach around become obsessed with whatever food you mention next and seek it out. If they can’t find it in 2 minutes then the effect wears off.</text:p>
            <text:p text:style-name="P2">Two uses only ○ ○</text:p>
          </table:table-cell>
          <table:table-cell table:style-name="TableCell1">
            <text:p text:style-name="P3"><text:span text:style-name="T1">Ability - Bessie Farthing</text:span></text:p>
            <text:p text:style-name="P5"><text:span text:style-name="T1">The Model Housewife: </text:span>You’re a model housewife, no one would suspect you of anything. The target of this ability forgets any information they know about you for the next 20 minutes.</text:p>
            <text:p text:style-name="P2">Two uses only ○ ○</text:p>
          </table:table-cell>
        </table:table-row>
        <table:table-row>
          <table:table-cell table:style-name="TableCell1">
            <text:p text:style-name="P3"><text:span text:style-name="T1">Ability - Bessie Farthing</text:span></text:p>
            <text:p text:style-name="P5"><text:span text:style-name="T1">The Power of Garlic: </text:span>You find a new property of garlic. What a miracle bulb. Temporarily remove the effects of any illness for 20 minutes. Requires garlic ointment.</text:p>
            <text:p text:style-name="P2">Two uses only ○ ○ </text:p>
          </table:table-cell>
          <table:table-cell table:style-name="TableCell1">
            <text:p text:style-name="P1"/>
          </table:table-cell>
        </table:table-row>
        <table:table-row>
          <table:table-cell table:style-name="TableCell1">
            <text:p text:style-name="P3"><text:span text:style-name="T1">ITEM: </text:span><text:span text:style-name="T3">Foxglove</text:span></text:p>
            <text:p text:style-name="P3"/>
            <text:p text:style-name="P5">When taken, removes any effects they are suffering from an ability.</text:p>
            <text:p text:style-name="P5"/>
            <text:p text:style-name="P2"/>
            <text:p text:style-name="P2">One use only ○</text:p>
          </table:table-cell>
          <table:table-cell table:style-name="TableCell1">
            <text:p text:style-name="P3"><text:span text:style-name="T1">ITEM: </text:span><text:span text:style-name="T3">Nightshade</text:span></text:p>
            <text:p text:style-name="P1"/>
            <text:p text:style-name="P5">Place on food. The next person to eat this food falls unconscious for 5 minutes. You will need to tell the host what food you have placed this on.</text:p>
            <text:p text:style-name="P2">One use only ○</text:p>
          </table:table-cell>
        </table:table-row>
        <table:table-row>
          <table:table-cell table:style-name="TableCell1">
            <text:p text:style-name="P3"><text:span text:style-name="T1">ITEM: </text:span><text:span text:style-name="T3">Black Rose Petals</text:span></text:p>
            <text:p text:style-name="P1"/>
            <text:p text:style-name="P5">Blow into a persons face. They fall hopelessly in love with you until someone says their name.</text:p>
            <text:p text:style-name="P2">One use only ○</text:p>
          </table:table-cell>
          <table:table-cell table:style-name="TableCell1">
            <text:p text:style-name="P3"><text:span text:style-name="T1">ITEM: </text:span><text:span text:style-name="T3">Laudanum</text:span></text:p>
            <text:p text:style-name="P1"/>
            <text:p text:style-name="P5">A powerful painkiller. Relieves pain.</text:p>
            <text:p text:style-name="P5"/>
            <text:p text:style-name="P5"/>
            <text:p text:style-name="P2">One use only ○</text:p>
          </table:table-cell>
        </table:table-row>
        <table:table-row>
          <table:table-cell table:style-name="TableCell1">
            <text:p text:style-name="P3"><text:span text:style-name="T1">Clue - Bessie Farthing</text:span></text:p>
            <text:p text:style-name="P3"/>
            <text:p text:style-name="P8">Rebecca was in Germany many years ago. She seemed to know what was going on around that time. She looks very similar to she did back then.</text:p>
            <text:p text:style-name="P8"/>
          </table:table-cell>
          <table:table-cell table:style-name="TableCell1">
            <text:p text:style-name="P3"><text:span text:style-name="T1">Secret - Bessie Farthing</text:span></text:p>
            <text:p text:style-name="P1"/>
            <text:p text:style-name="P5">Your marriage with James was never consummated. </text:p>
            <text:p text:style-name="P5"/>
            <text:p text:style-name="P5">You are secretly a herbologist, growing and supplying rare and dangerous plants to Lutonians.</text:p>
          </table:table-cell>
        </table:table-row>
      </table:table>
      <text:p text:style-name="P4"/>
      <text:p text:style-name="P12"/>
      <text:p text:style-name="P12"/>
      <text:p text:style-name="P4"/>
      <table:table table:name="Table15" table:style-name="Table1">
        <table:table-column table:style-name="TableColumn1"/>
        <table:table-column table:style-name="TableColumn1"/>
        <table:table-row>
          <table:table-cell table:style-name="TableCell1">
            <text:p text:style-name="P3"><text:span text:style-name="T1">ITEM: </text:span><text:span text:style-name="T3">Evening Primrose</text:span></text:p>
            <text:p text:style-name="P1"/>
            <text:p text:style-name="P1">Protects against the effect of any ability.</text:p>
            <text:p text:style-name="P2"/>
            <text:p text:style-name="P2">One use only ○</text:p>
            <text:p text:style-name="P4"/>
            <text:p text:style-name="P4"/>
          </table:table-cell>
          <table:table-cell table:style-name="TableCell1">
            <text:p text:style-name="P3"><text:span text:style-name="T1">ITEM: </text:span><text:span text:style-name="T3">Feverfew</text:span></text:p>
            <text:p text:style-name="P1"/>
            <text:p text:style-name="P1">Cures smallpox.</text:p>
            <text:p text:style-name="P2"/>
            <text:p text:style-name="P2">One use only ○</text:p>
            <text:p text:style-name="P4"/>
          </table:table-cell>
        </table:table-row>
      </table:table>
      <text:p text:style-name="P1"/>
      <text:p text:style-name="P4"/>
      <text:p text:style-name="P4"/>
      <table:table table:name="Table16" table:style-name="Table1">
        <table:table-column table:style-name="TableColumn1"/>
        <table:table-column table:style-name="TableColumn1"/>
        <table:table-row>
          <table:table-cell table:style-name="TableCell1">
            <text:p text:style-name="P1"><text:span text:style-name="T1">Ability - Sir Nathaniel Gascoigne</text:span></text:p>
            <text:p text:style-name="P2"><text:span text:style-name="T9">Battlefield Aid - </text:span>heal a wound inflicted by a blade, shiv or other edged weapon on yourself or another character.</text:p>
            <text:p text:style-name="P1"/>
            <text:p text:style-name="P2">Two uses only ○ ○</text:p>
          </table:table-cell>
          <table:table-cell table:style-name="TableCell1">
            <text:p text:style-name="P3"><text:span text:style-name="T1">Ability - Sir Nathaniel Gascoigne</text:span></text:p>
            <text:p text:style-name="P5"><text:span text:style-name="T1">War stories </text:span>- share a story of battle or valour with another player. They are taken by your bravery and must confess their first two listed goals to you.</text:p>
            <text:p text:style-name="P2">Three uses only ○ ○ ○</text:p>
            <text:p text:style-name="P2"/>
          </table:table-cell>
        </table:table-row>
        <table:table-row>
          <table:table-cell table:style-name="TableCell1">
            <text:p text:style-name="P3"><text:span text:style-name="T1">Ability - Sir Nathaniel Gascoigne</text:span></text:p>
            <text:p text:style-name="P3"/>
            <text:p text:style-name="P8"><text:span text:style-name="T1">POW Escapology </text:span>- whenever a character has been arrested and imprisoned, you may use this ability. That character is able to escape with your help and may rejoin the fray. You may wish to disguise them!</text:p>
            <text:p text:style-name="P8"/>
            <text:p text:style-name="P11">Two uses only ○ ○</text:p>
          </table:table-cell>
          <table:table-cell table:style-name="TableCell1">
            <text:p text:style-name="P3"><text:span text:style-name="T1">ITEM: </text:span><text:span text:style-name="T3">Ornate sabre</text:span></text:p>
            <text:p text:style-name="P3"/>
            <text:p text:style-name="P8">If used before the town dance, knock out a person. If used after the town dance, you gravely wound them (you must beat them at paper scissors rock). Person must cure their mortal would within the next 5 minutes or they die. May be used to defend against an attack from another bladed weapon.</text:p>
            <text:p text:style-name="P8"/>
            <text:p text:style-name="P3">Two uses only <text:span text:style-name="T2">○ ○</text:span></text:p>
          </table:table-cell>
        </table:table-row>
        <table:table-row>
          <table:table-cell table:style-name="TableCell1">
            <text:p text:style-name="P3"><text:span text:style-name="T1">ITEM: </text:span><text:span text:style-name="T3">Locket</text:span></text:p>
            <text:p text:style-name="P3"/>
            <text:p text:style-name="P1">An ornate silver locket that on occasion faintly glows.</text:p>
          </table:table-cell>
          <table:table-cell table:style-name="TableCell1">
            <text:p text:style-name="P1"/>
          </table:table-cell>
        </table:table-row>
        <table:table-row>
          <table:table-cell table:style-name="TableCell1">
            <text:p text:style-name="P3"/>
          </table:table-cell>
          <table:table-cell table:style-name="TableCell1">
            <text:p text:style-name="P3"/>
          </table:table-cell>
        </table:table-row>
        <table:table-row>
          <table:table-cell table:style-name="TableCell1">
            <text:p text:style-name="P3"><text:span text:style-name="T1">Clue - Sir Nathaniel Gascoigne</text:span></text:p>
            <text:p text:style-name="P8"/>
            <text:p text:style-name="P8">Evelyn Archer is harbouring a prostitute.</text:p>
          </table:table-cell>
          <table:table-cell table:style-name="TableCell1">
            <text:p text:style-name="P3"><text:span text:style-name="T1">Secret - Sir Nathaniel Gascoigne</text:span></text:p>
            <text:p text:style-name="P3"/>
            <text:p text:style-name="P8">You’re the one who has been freeing imprisoned ‘witches’ before their burning and smuggling them out of Luton.</text:p>
            <text:p text:style-name="P8"/>
          </table:table-cell>
        </table:table-row>
      </table:table>
      <text:p text:style-name="P1"/>
      <text:p text:style-name="P4"/>
      <text:p text:style-name="P4"/>
      <table:table table:name="Table17" table:style-name="Table1">
        <table:table-column table:style-name="TableColumn1"/>
        <table:table-column table:style-name="TableColumn1"/>
        <table:table-row>
          <table:table-cell table:style-name="TableCell1">
            <text:p text:style-name="P1"><text:span text:style-name="T1">Ability - Rebecca Rowland</text:span></text:p>
            <text:p text:style-name="P5"><text:span text:style-name="T1">Immunity </text:span>- you are immune from all diseases and other illnesses (other than any you already have).</text:p>
          </table:table-cell>
          <table:table-cell table:style-name="TableCell1">
            <text:p text:style-name="P3"><text:span text:style-name="T1">Ability - Rebecca Rowland</text:span></text:p>
            <text:p text:style-name="P1"><text:span text:style-name="T1">Inquisitive Insight </text:span>- after talking to a character for a number of minutes, use this ability. The character is struck by your sudden insight and must reveal their Secret to you.</text:p>
            <text:p text:style-name="P1">Two uses only <text:span text:style-name="T2">○ ○</text:span></text:p>
          </table:table-cell>
        </table:table-row>
        <table:table-row>
          <table:table-cell table:style-name="TableCell1">
            <text:p text:style-name="P3"><text:span text:style-name="T1">Ability - Rebecca Rowland</text:span></text:p>
            <text:p text:style-name="P1"><text:span text:style-name="T1">The Tricks Time Forgot </text:span>- If you see another character talking to a Host, approach the Host afterwards. Use this ability and the Host must tell you what they were talking about.</text:p>
            <text:p text:style-name="P1">Three uses only <text:span text:style-name="T2">○ ○ ○</text:span></text:p>
          </table:table-cell>
          <table:table-cell table:style-name="TableCell1">
            <text:p text:style-name="P3"><text:span text:style-name="T1">Ability - Rebecca Rowland</text:span></text:p>
            <text:p text:style-name="P1"><text:span text:style-name="T1">Return to Form </text:span>(requires an <text:span text:style-name="T3">Ornamental Candle</text:span>) - After the three quarter mark, say the proper enchantment, a River Goblin reverts to its true form.</text:p>
            <text:p text:style-name="P1">One use only <text:span text:style-name="T2">○ </text:span></text:p>
          </table:table-cell>
        </table:table-row>
        <table:table-row>
          <table:table-cell table:style-name="TableCell1">
            <text:p text:style-name="P3"><text:span text:style-name="T1">ITEM:</text:span></text:p>
            <text:p text:style-name="P8"><text:span text:style-name="T1">Feather of Babylon - </text:span>Restores an ability of a human character that has been exhausted. <text:s text:c="8"/></text:p>
            <text:p text:style-name="P8"/>
            <text:p text:style-name="P3">One use only <text:span text:style-name="T2">○ </text:span></text:p>
          </table:table-cell>
          <table:table-cell table:style-name="TableCell1">
            <text:p text:style-name="P3"/>
            <text:p text:style-name="P3"/>
            <text:p text:style-name="P1"/>
          </table:table-cell>
        </table:table-row>
        <table:table-row>
          <table:table-cell table:style-name="TableCell1">
            <text:p text:style-name="P3"/>
          </table:table-cell>
          <table:table-cell table:style-name="TableCell1">
            <text:p text:style-name="P3"/>
            <text:p text:style-name="P3"/>
          </table:table-cell>
        </table:table-row>
        <table:table-row>
          <table:table-cell table:style-name="TableCell1">
            <text:p text:style-name="P3"><text:span text:style-name="T1">Clue - Rebecca Rowland</text:span></text:p>
            <text:p text:style-name="P8"/>
            <text:p text:style-name="P5">Laverne Cuer is a torturer.</text:p>
            <text:p text:style-name="P8"/>
          </table:table-cell>
          <table:table-cell table:style-name="TableCell1">
            <text:p text:style-name="P3"><text:span text:style-name="T1">Secret - Rebecca Rowland</text:span></text:p>
            <text:p text:style-name="P3"/>
            <text:p text:style-name="P8">Nathaniel Gascoigne is the chosen one. He will bring down the church as we know it.</text:p>
            <text:p text:style-name="P8"/>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8" table:style-name="Table1">
        <table:table-column table:style-name="TableColumn1"/>
        <table:table-column table:style-name="TableColumn1"/>
        <table:table-row>
          <table:table-cell table:style-name="TableCell1">
            <text:p text:style-name="P3"><text:span text:style-name="T1">Ability - Duchess Agnes Smallwood</text:span></text:p>
            <text:p text:style-name="P1"><text:span text:style-name="T1">Austere authority: </text:span>Assert your authority as Duchess after talking to somebody. The other person must tell you the top three goals on their list of goals.</text:p>
            <text:p text:style-name="P1"/>
            <text:p text:style-name="P2"><text:s/>Three uses only ○ ○ ○</text:p>
          </table:table-cell>
          <table:table-cell table:style-name="TableCell1">
            <text:p text:style-name="P3"><text:span text:style-name="T1">Ability - Duchess Agnes Smallwood</text:span></text:p>
            <text:p text:style-name="P1"><text:span text:style-name="T1">Born hostess: </text:span>Offer another player food or drink. If they accept, that person must reveal their Secret to you<text:span text:style-name="T10">.</text:span></text:p>
            <text:p text:style-name="P5"/>
            <text:p text:style-name="P2">Two uses only ○ ○</text:p>
          </table:table-cell>
        </table:table-row>
        <table:table-row>
          <table:table-cell table:style-name="TableCell1">
            <text:p text:style-name="P3"><text:span text:style-name="T1">ITEM: </text:span><text:span text:style-name="T3">Poisonous berries</text:span></text:p>
            <text:p text:style-name="P3"/>
            <text:p text:style-name="P3">Give somebody food or a drink, if they accept and eat or drink it, they are poisoned. Before the Town Dance they are knocked out. After the Town Dance they will die in 10 minutes unless an antidote is found.</text:p>
            <text:p text:style-name="P3"/>
            <text:p text:style-name="P3">One use only <text:span text:style-name="T2">○ </text:span></text:p>
          </table:table-cell>
          <table:table-cell table:style-name="TableCell1">
            <text:p text:style-name="P3"><text:span text:style-name="T1">ITEM: </text:span><text:span text:style-name="T3">Deed to the Smallwood Estates</text:span></text:p>
            <text:p text:style-name="P3"/>
            <text:p text:style-name="P3">Proof of ownership of the Smallwood Estates. Confers legal title to the vast estates surrounding Luton.</text:p>
          </table:table-cell>
        </table:table-row>
        <table:table-row>
          <table:table-cell table:style-name="TableCell1">
            <text:p text:style-name="P3"><text:span text:style-name="T1">ITEM: </text:span><text:span text:style-name="T3">Ornamental Candle</text:span></text:p>
            <text:p text:style-name="P3"/>
            <text:p text:style-name="P8">A decorative candle</text:p>
            <text:p text:style-name="P3"/>
          </table:table-cell>
          <table:table-cell table:style-name="TableCell1">
            <text:p text:style-name="P3"/>
            <text:p text:style-name="P3"/>
          </table:table-cell>
        </table:table-row>
        <table:table-row>
          <table:table-cell table:style-name="TableCell1">
            <text:p text:style-name="P3"><text:span text:style-name="T1">Clue - Duchess Agnes Smallwood</text:span></text:p>
            <text:p text:style-name="P8"/>
            <text:p text:style-name="P8">Bartholomew Baldwin’s bills are paid under the name Rhetjfa.</text:p>
          </table:table-cell>
          <table:table-cell table:style-name="TableCell1">
            <text:p text:style-name="P3"><text:span text:style-name="T1">Secret - Duchess Agnes Smallwood</text:span></text:p>
            <text:p text:style-name="P3"/>
            <text:p text:style-name="P5">The last tax raise was to fund the Duke’s gambling habit.</text:p>
            <text:p text:style-name="P8"/>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9" table:style-name="Table1">
        <table:table-column table:style-name="TableColumn1"/>
        <table:table-column table:style-name="TableColumn1"/>
        <table:table-row>
          <table:table-cell table:style-name="TableCell1">
            <text:p text:style-name="P3"><text:span text:style-name="T1">Ability - Donatus McVicar</text:span></text:p>
            <text:p text:style-name="P5"><text:span text:style-name="T1">Take Charge - </text:span>Charismatically take charge of the situation. Everyone within arms reach must reveal their Clues to you.</text:p>
            <text:p text:style-name="P1"/>
            <text:p text:style-name="P2"><text:s/>Three uses only ○ ○ ○</text:p>
          </table:table-cell>
          <table:table-cell table:style-name="TableCell1">
            <text:p text:style-name="P3"><text:span text:style-name="T1">Ability - Donatus McVicar</text:span></text:p>
            <text:p text:style-name="P5"><text:span text:style-name="T1">I have hunch! - </text:span>Guess someones secret. If you are correct they must reveal it to you.</text:p>
            <text:p text:style-name="P5"/>
            <text:p text:style-name="P2">Two uses only ○ ○</text:p>
          </table:table-cell>
        </table:table-row>
        <table:table-row>
          <table:table-cell table:style-name="TableCell1">
            <text:p text:style-name="P3"><text:span text:style-name="T1">Ability - Donatus McVicar</text:span></text:p>
            <text:p text:style-name="P5"><text:span text:style-name="T1">Lawful search </text:span>- Guess an item that a person has. If you are correct they must reveal it to you.</text:p>
            <text:p text:style-name="P1"/>
            <text:p text:style-name="P2"><text:s/>Three uses only ○ ○ ○</text:p>
          </table:table-cell>
          <table:table-cell table:style-name="TableCell1">
            <text:p text:style-name="P3"><text:span text:style-name="T1">Ability - Donatus McVicar</text:span></text:p>
            <text:p text:style-name="P5"><text:span text:style-name="T1">Arrest -</text:span><text:s text:c="2"/>Arrest an individual that has broken an arrestable town law. Must provide some evidence at the time of arrest. </text:p>
            <text:p text:style-name="P5"/>
            <text:p text:style-name="P2">Five uses only ○ ○ ○ ○ ○</text:p>
          </table:table-cell>
        </table:table-row>
        <table:table-row>
          <table:table-cell table:style-name="TableCell1">
            <text:p text:style-name="P3"><text:span text:style-name="T1">ITEM: </text:span><text:span text:style-name="T3">Sheriff’s Baton</text:span></text:p>
            <text:p text:style-name="P3"/>
            <text:p text:style-name="P5">Can be used to defend against any bladed weapon. Can also knock another player out and incapacitate them.</text:p>
            <text:p text:style-name="P3"/>
            <text:p text:style-name="P11">Four uses only ○ ○ ○ ○ </text:p>
          </table:table-cell>
          <table:table-cell table:style-name="TableCell1">
            <text:p text:style-name="P3"><text:span text:style-name="T1">ITEM: </text:span><text:span text:style-name="T3">Copy of the Town Charter of Laws</text:span></text:p>
            <text:p text:style-name="P3"/>
            <text:p text:style-name="P3"/>
          </table:table-cell>
        </table:table-row>
        <table:table-row>
          <table:table-cell table:style-name="TableCell1">
            <text:p text:style-name="P3"><text:span text:style-name="T1">ITEM: </text:span><text:span text:style-name="T3">Blue Dice</text:span></text:p>
            <text:p text:style-name="P8">A blue die stinking of fish.</text:p>
          </table:table-cell>
          <table:table-cell table:style-name="TableCell1">
            <text:p text:style-name="P3"><text:span text:style-name="T1">Ability - Donatus McVicar</text:span></text:p>
            <text:p text:style-name="P8"><text:span text:style-name="T1">Fine - </text:span>Fine an individual that has broken an finable town law for half their money. Must provide some evidence at the time of the fine.</text:p>
            <text:p text:style-name="P3"/>
            <text:p text:style-name="P11">Five uses only ○ ○ ○ ○ ○</text:p>
          </table:table-cell>
        </table:table-row>
        <table:table-row>
          <table:table-cell table:style-name="TableCell1">
            <text:p text:style-name="P3"><text:span text:style-name="T1">Clue - Donatus McVicar</text:span></text:p>
            <text:p text:style-name="P8"/>
            <text:p text:style-name="P8">Mary Drake’s death involved powerful alchemy.</text:p>
          </table:table-cell>
          <table:table-cell table:style-name="TableCell1">
            <text:p text:style-name="P3"><text:span text:style-name="T1">Secret - Donatus McVicar</text:span></text:p>
            <text:p text:style-name="P3"/>
            <text:p text:style-name="P5">You’re not actually a sheriff, just a rich man that set up a sheriff station in Luton.</text:p>
          </table:table-cell>
        </table:table-row>
      </table:table>
      <text:p text:style-name="P1"/>
      <text:p text:style-name="P4"/>
      <text:p text:style-name="P4"/>
      <text:p text:style-name="P4"/>
      <text:p text:style-name="P4"/>
      <table:table table:name="Table20" table:style-name="Table1">
        <table:table-column table:style-name="TableColumn1"/>
        <table:table-column table:style-name="TableColumn1"/>
        <table:table-row>
          <table:table-cell table:style-name="TableCell1">
            <text:p text:style-name="P3"><text:span text:style-name="T1">ITEM: </text:span><text:span text:style-name="T3">Deed to Williams Medical</text:span></text:p>
            <text:p text:style-name="P1"/>
            <text:p text:style-name="P5">5 pounds debt to <text:span text:style-name="T3">Rosencrantz Money Lending</text:span><text:s/>- <text:s/>0 pounds savings. Not stealable.</text:p>
          </table:table-cell>
          <table:table-cell table:style-name="TableCell1">
            <text:p text:style-name="P8"><text:span text:style-name="T1">ITEM: </text:span><text:span text:style-name="T3">Medical Kit</text:span></text:p>
            <text:p text:style-name="P8"/>
            <text:p text:style-name="P8">Can cure poison, heal injuries inflicted with a blade of any type or botched surgeries.</text:p>
            <text:p text:style-name="P8"/>
            <text:p text:style-name="P11">Three uses only ○ ○ ○ </text:p>
          </table:table-cell>
        </table:table-row>
        <table:table-row>
          <table:table-cell table:style-name="TableCell1">
            <text:p text:style-name="P3"><text:span text:style-name="T1">Ability - Wendel Williams</text:span></text:p>
            <text:p text:style-name="P1"><text:span text:style-name="T1">Diagnosis</text:span><text:s/>- Inspect a person and determine whether or not they are sick. If that person has The Plague, Consumption, Syphilis, Tropical Smallpox, Tropical Syphilis or <text:s/>Shadow Fever then you will detect it (the other person must reveal it to you or reveal their symptoms if they do not know what disease they have)</text:p>
            <text:p text:style-name="P1"/>
            <text:p text:style-name="P2"><text:s/>Six uses only ○ ○ ○ ○ ○ ○</text:p>
          </table:table-cell>
          <table:table-cell table:style-name="TableCell1">
            <text:p text:style-name="P3"><text:span text:style-name="T1">Ability - Wendel Williams</text:span></text:p>
            <text:p text:style-name="P1"><text:span text:style-name="T1">Is there a doctor in the house?</text:span><text:s/>- Attempt emergency surgery on someone to remove all traces of their illness. Flip a coin to determine your success.</text:p>
            <text:p text:style-name="P1"><text:span text:style-name="T3">Before Town Dance</text:span><text:span text:style-name="T1"><text:s/>- </text:span></text:p>
            <text:p text:style-name="P1">Heads: The surgery is successful and cures the person. </text:p>
            <text:p text:style-name="P1">Tails: You cannot cure the illness and the person cannot be operated on for 10 minutes while they recover</text:p>
            <text:p text:style-name="P1"/>
            <text:p text:style-name="P1"><text:span text:style-name="T3">After Town Dance</text:span><text:span text:style-name="T1"><text:s/>- </text:span></text:p>
            <text:p text:style-name="P1">Heads: The surgery is successful and cures the person. </text:p>
            <text:p text:style-name="P1">Tails: Curses! You drunk too much at the town dance and botch the surgery. The person falls unconscious and will die within 10 minutes if not healed.</text:p>
            <text:p text:style-name="P5"/>
            <text:p text:style-name="P2">Three uses only ○ ○ ○</text:p>
          </table:table-cell>
        </table:table-row>
        <table:table-row>
          <table:table-cell table:style-name="TableCell1">
            <text:p text:style-name="P3"><text:span text:style-name="T1">Ability - Donatus McVicar</text:span></text:p>
            <text:p text:style-name="P1"><text:span text:style-name="T1">I went to Cambridge! - </text:span>Correct someone’s grammar. In their embarrassment they must reveal their Clue.</text:p>
            <text:p text:style-name="P1"/>
            <text:p text:style-name="P2">Two uses only ○ ○</text:p>
          </table:table-cell>
          <table:table-cell table:style-name="TableCell1">
            <text:p text:style-name="P3"><text:span text:style-name="T1">ITEM: </text:span><text:span text:style-name="T3">Consumption Cure</text:span></text:p>
            <text:p text:style-name="P3"/>
            <text:p text:style-name="P1">A little concoction that seems to reverse and cure the effects of consumption.</text:p>
            <text:p text:style-name="P5"/>
            <text:p text:style-name="P11">One use only ○ </text:p>
          </table:table-cell>
        </table:table-row>
        <table:table-row>
          <table:table-cell table:style-name="TableCell1">
            <text:p text:style-name="P3"/>
            <text:p text:style-name="P3"/>
            <text:p text:style-name="P3"/>
            <text:p text:style-name="P3"/>
            <text:p text:style-name="P3"/>
            <text:p text:style-name="P3"/>
            <text:p text:style-name="P3"><text:span text:style-name="T1">ITEM: </text:span><text:span text:style-name="T3">Medical journal</text:span></text:p>
            <text:p text:style-name="P3"/>
            <text:list text:style-name="L2">
              <text:list-item>
                <text:p text:style-name="P13"><text:span text:style-name="T3">Plague</text:span><text:s/>- Boils under arms, painful to raise arms above head</text:p>
              </text:list-item>
            </text:list>
            <text:list text:style-name="L2">
              <text:list-item>
                <text:p text:style-name="P13"><text:span text:style-name="T3">Consumption</text:span><text:s/>- Subject coughs up blood</text:p>
              </text:list-item>
              <text:list-item>
                <text:p text:style-name="P13"><text:span text:style-name="T3">Syphilis </text:span>- Itchy groin area</text:p>
              </text:list-item>
              <text:list-item>
                <text:p text:style-name="P13"><text:span text:style-name="T3">Tropical Syphilis</text:span><text:s/>- As above but also uncontrollable desire for alcohol</text:p>
              </text:list-item>
              <text:list-item>
                <text:p text:style-name="P13"><text:span text:style-name="T3">Tropical Smallpox</text:span><text:s/>- Fever, headaches, hot waves.</text:p>
              </text:list-item>
              <text:list-item>
                <text:p text:style-name="P13"><text:span text:style-name="T3">Shadow Fever</text:span><text:s/>- falls asleep easily in dark places</text:p>
              </text:list-item>
            </text:list>
          </table:table-cell>
          <table:table-cell table:style-name="TableCell1">
            <text:p text:style-name="P3"/>
          </table:table-cell>
        </table:table-row>
        <table:table-row>
          <table:table-cell table:style-name="TableCell1">
            <text:p text:style-name="P3"><text:span text:style-name="T1">Clue - Wendel Williams</text:span></text:p>
            <text:p text:style-name="P8"/>
            <text:p text:style-name="P5">James Farthing is trying to plant evidence that certain women in town are witches.</text:p>
          </table:table-cell>
          <table:table-cell table:style-name="TableCell1">
            <text:p text:style-name="P3"><text:span text:style-name="T1">Secret - Wendel Williams</text:span></text:p>
            <text:p text:style-name="P3"/>
            <text:p text:style-name="P5">You are the one who brought the plague to Luton.</text:p>
          </table:table-cell>
        </table:table-row>
      </table:table>
      <text:p text:style-name="P1"/>
      <text:p text:style-name="P4"/>
      <text:p text:style-name="P4"/>
      <table:table table:name="Table21" table:style-name="Table1">
        <table:table-column table:style-name="TableColumn1"/>
        <table:table-column table:style-name="TableColumn1"/>
        <table:table-row>
          <table:table-cell table:style-name="TableCell1">
            <text:p text:style-name="P3"><text:span text:style-name="T1">Ability - Silas Silvester</text:span></text:p>
            <text:p text:style-name="P5"><text:span text:style-name="T1">Quick thinker - </text:span><text:s/>Whenever someone uses an ability on you that would make you reveal your secret, you may use this ability to choose which of your two Secrets you reveal.</text:p>
            <text:p text:style-name="P1"/>
            <text:p text:style-name="P2"><text:s/>Three uses only ○ ○ ○</text:p>
          </table:table-cell>
          <table:table-cell table:style-name="TableCell1">
            <text:p text:style-name="P3"><text:span text:style-name="T1">Ability - Silas Silvester</text:span></text:p>
            <text:p text:style-name="P5"><text:span text:style-name="T1">A soldier’s authority </text:span>- issue a command to a civilian, if they obey, they must confess their top two listed goals.</text:p>
            <text:p text:style-name="P5"/>
            <text:p text:style-name="P2">Three uses only ○ ○ ○</text:p>
          </table:table-cell>
        </table:table-row>
        <table:table-row>
          <table:table-cell table:style-name="TableCell1">
            <text:p text:style-name="P3"><text:span text:style-name="T1">Ability - Silas Silvester</text:span></text:p>
            <text:p text:style-name="P5"><text:span text:style-name="T1">Escapology - </text:span>Whenever a you or any other character is locked up after being arrested, you can use this ability to facilitate their escape.</text:p>
            <text:p text:style-name="P5"/>
            <text:p text:style-name="P2">Two uses only ○ ○</text:p>
          </table:table-cell>
          <table:table-cell table:style-name="TableCell1">
            <text:p text:style-name="P3"><text:span text:style-name="T1">ITEM: </text:span><text:span text:style-name="T3">Honed Sabre</text:span></text:p>
            <text:p text:style-name="P8">If used before the town dance, knock out a person. If used after the town dance, you gravely wound them (you must beat them at paper scissors rock). Person must cure their mortal would within the next 5 minutes or they die. May be used to defend against an attack from another bladed weapon.</text:p>
            <text:p text:style-name="P5"/>
            <text:p text:style-name="P2">Two uses only ○ ○</text:p>
          </table:table-cell>
        </table:table-row>
        <table:table-row>
          <table:table-cell table:style-name="TableCell1">
            <text:p text:style-name="P3"><text:span text:style-name="T1">ITEM: </text:span><text:span text:style-name="T3">Employment Note</text:span></text:p>
            <text:p text:style-name="P3"/>
            <text:p text:style-name="P5"><text:span text:style-name="T1">Employment note </text:span></text:p>
            <text:p text:style-name="P5"/>
            <text:p text:style-name="P7">ROLE: CHIEF STEWARD(ESS) FARTHING HOUSEHOLD</text:p>
            <text:p text:style-name="P7"/>
            <text:p text:style-name="P7">NAME<text:tab/><text:tab/><text:tab/><text:tab/>SIGNATURE</text:p>
            <text:p text:style-name="P7"/>
            <text:p text:style-name="P5">……………………..<text:tab/><text:tab/>……………..<text:tab/></text:p>
          </table:table-cell>
          <table:table-cell table:style-name="TableCell1">
            <text:p text:style-name="P3"/>
            <text:p text:style-name="P3"/>
            <text:p text:style-name="P3"/>
          </table:table-cell>
        </table:table-row>
        <table:table-row>
          <table:table-cell table:style-name="TableCell1">
            <text:p text:style-name="P3"><text:span text:style-name="T1">Clue - Silas Silvester</text:span></text:p>
            <text:p text:style-name="P8"/>
            <text:p text:style-name="P5">You saw Kendall Faintree with an letter addressed to Laverne Cuer.</text:p>
          </table:table-cell>
          <table:table-cell table:style-name="TableCell1">
            <text:p text:style-name="P3"><text:span text:style-name="T1">Secret - Silas Silvester</text:span></text:p>
            <text:p text:style-name="P3"/>
            <text:p text:style-name="P5">You never fought in Europe or anywhere. Instead, you ran a brothel in London.</text:p>
          </table:table-cell>
        </table:table-row>
        <table:table-row>
          <table:table-cell table:style-name="TableCell1">
            <text:p text:style-name="P9"><text:span text:style-name="T1">ITEM: </text:span><text:span text:style-name="T3">Silver Vuvuzela</text:span></text:p>
            <text:p text:style-name="P14">Can be blown to produce a most pleasant sound.</text:p>
          </table:table-cell>
          <table:table-cell table:style-name="TableCell1">
            <text:p text:style-name="P3"><text:span text:style-name="T1">Secret - Silas Silvester</text:span></text:p>
            <text:p text:style-name="P3"/>
            <text:p text:style-name="P5">You fled London after you stabbed a man at the meat markets.</text:p>
          </table:table-cell>
        </table:table-row>
      </table:table>
      <text:p text:style-name="P1"/>
      <text:p text:style-name="P4"/>
      <text:p text:style-name="P4"/>
      <text:p text:style-name="P4"/>
      <text:p text:style-name="P4"/>
      <text:p text:style-name="P4"/>
      <text:p text:style-name="P4"/>
      <text:p text:style-name="P4"/>
      <table:table table:name="Table22" table:style-name="Table1">
        <table:table-column table:style-name="TableColumn1"/>
        <table:table-column table:style-name="TableColumn1"/>
        <table:table-row>
          <table:table-cell table:style-name="TableCell1">
            <text:p text:style-name="P5"><text:span text:style-name="T1">Ability - Helen Blythe</text:span></text:p>
            <text:p text:style-name="P5"><text:span text:style-name="T1">Mrs Blythe’s Secret Recipe: </text:span>Offer another person a sausage or other meat-based food. If they accept choose one of the following:</text:p>
            <text:p text:style-name="P5"/>
            <text:list text:style-name="L1">
              <text:list-item>
                <text:p text:style-name="P10">that person is poisoned by your foul concoction. Prior to the down dance they fall unconscious for a period of 10 minutes and after the town dance they die within 10 minutes unless an antidote is found;</text:p>
              </text:list-item>
            </text:list>
            <text:p text:style-name="P5"/>
            <text:p text:style-name="P2"><text:s text:c="11"/>One use only ○ </text:p>
            <text:p text:style-name="P1"/>
            <text:list text:style-name="L1">
              <text:list-item>
                <text:p text:style-name="P10">that person enjoys a delicious meat treat, and loose-lippedly reveals any Clue they know about someone else (if they don’t know any other Clues, they reveal their own).</text:p>
              </text:list-item>
            </text:list>
            <text:p text:style-name="P5"/>
            <text:p text:style-name="P2"><text:span text:style-name="T10"><text:tab/></text:span>Three uses only ○ ○ ○</text:p>
          </table:table-cell>
          <table:table-cell table:style-name="TableCell1">
            <text:p text:style-name="P3"/>
          </table:table-cell>
        </table:table-row>
        <table:table-row>
          <table:table-cell table:style-name="TableCell1">
            <text:p text:style-name="P3"><text:span text:style-name="T1">ITEM: </text:span><text:span text:style-name="T3">Garlic Ointment</text:span></text:p>
            <text:p text:style-name="P5">Used mainly to flavour meat products.</text:p>
          </table:table-cell>
          <table:table-cell table:style-name="TableCell1">
            <text:p text:style-name="P3"><text:span text:style-name="T1">ITEM: </text:span><text:span text:style-name="T3">Cleaver</text:span></text:p>
            <text:p text:style-name="P8">If used before the town dance, knock out a person (you must beat them at paper scissors rock). If used after the town dance, you gravely wound them (you must beat them at paper scissors rock). Person must cure their mortal would within the next 5 minutes or they die. May be used instead to defend against an attack from another bladed weapon.</text:p>
            <text:p text:style-name="P5"/>
            <text:p text:style-name="P2">One use only ○ </text:p>
          </table:table-cell>
        </table:table-row>
        <table:table-row>
          <table:table-cell table:style-name="TableCell1">
            <text:p text:style-name="P3"><text:span text:style-name="T1">ITEM: </text:span><text:span text:style-name="T3">Deed to Blythe’s Butchery</text:span></text:p>
            <text:p text:style-name="P5">4 pounds debt to <text:s/>Emery Briar - 0 pounds savings. Not stealable.</text:p>
          </table:table-cell>
          <table:table-cell table:style-name="TableCell1">
            <text:p text:style-name="P3"/>
          </table:table-cell>
        </table:table-row>
        <table:table-row>
          <table:table-cell table:style-name="TableCell1">
            <text:p text:style-name="P3"><text:span text:style-name="T1">Clue - Helen Blythe</text:span></text:p>
            <text:p text:style-name="P8"/>
            <text:p text:style-name="P5">Emery Briar’s beverages have some form of healing properties.</text:p>
            <text:p text:style-name="P5"/>
            <text:p text:style-name="P5">Gascoigne appears to be sympathetic to witches.</text:p>
          </table:table-cell>
          <table:table-cell table:style-name="TableCell1">
            <text:p text:style-name="P3"><text:span text:style-name="T1">Secret - Helen Blythe</text:span></text:p>
            <text:p text:style-name="P3"/>
            <text:p text:style-name="P5"><text:span text:style-name="T3">Blythe’s Butchery </text:span>is now a front for a corpse disposal business.</text:p>
          </table:table-cell>
        </table:table-row>
      </table:table>
      <text:p text:style-name="P1"/>
      <text:p text:style-name="P4"/>
      <text:p text:style-name="P4"/>
      <text:p text:style-name="P4"/>
      <table:table table:name="Table23" table:style-name="Table1">
        <table:table-column table:style-name="TableColumn1"/>
        <table:table-column table:style-name="TableColumn1"/>
        <table:table-row>
          <table:table-cell table:style-name="TableCell1">
            <text:p text:style-name="P3"><text:span text:style-name="T1">Ability - Evelyn Archer</text:span></text:p>
            <text:p text:style-name="P5"><text:span text:style-name="T1">Feminine mysteries </text:span>- whenever a character uses an ability to make you reveal a Secret or Clue, you may choose which of your two Secrets or Clues (as applicable) is revealed to the person. </text:p>
            <text:p text:style-name="P5"/>
            <text:p text:style-name="P2">Five uses only ○ ○ ○ ○ ○</text:p>
          </table:table-cell>
          <table:table-cell table:style-name="TableCell1">
            <text:p text:style-name="P3"><text:span text:style-name="T1">Ability - Evelyn Archer</text:span></text:p>
            <text:p text:style-name="P5"><text:span text:style-name="T1">Chauvinism is so 1500s </text:span>- If an ability is used on you by a male character, come up with an appropriate justification of why the ability should not apply. The ability does not affect you and is wasted.</text:p>
            <text:p text:style-name="P5"/>
            <text:p text:style-name="P2">Three uses only ○ ○ ○</text:p>
          </table:table-cell>
        </table:table-row>
        <table:table-row>
          <table:table-cell table:style-name="TableCell1">
            <text:p text:style-name="P3"><text:span text:style-name="T1">Ability - Evelyn Archer</text:span></text:p>
            <text:p text:style-name="P5"><text:span text:style-name="T1">Spread the burden </text:span>- Name a character to the Host. Choose any item associated with Witchcraft. The Host will plant the item on that particular character.</text:p>
            <text:p text:style-name="P5"/>
            <text:p text:style-name="P2">Three uses only ○ ○ ○</text:p>
          </table:table-cell>
          <table:table-cell table:style-name="TableCell1">
            <text:p text:style-name="P3"><text:span text:style-name="T1">ITEM: </text:span><text:span text:style-name="T3">Wand</text:span></text:p>
            <text:p text:style-name="P8">Carved wood resembling a magical wand</text:p>
            <text:p text:style-name="P5"/>
            <text:p text:style-name="P1"/>
          </table:table-cell>
        </table:table-row>
        <table:table-row>
          <table:table-cell table:style-name="TableCell1">
            <text:p text:style-name="P3"><text:span text:style-name="T1">ITEM: </text:span><text:span text:style-name="T3">Spellbook</text:span></text:p>
            <text:p text:style-name="P8">Dusty tome with what appear to be spells inscribed in it.</text:p>
          </table:table-cell>
          <table:table-cell table:style-name="TableCell1">
            <text:p text:style-name="P3"><text:span text:style-name="T1">ITEM: </text:span><text:span text:style-name="T3">Canopic Jar</text:span></text:p>
            <text:p text:style-name="P3">What appears to be “eye of newt”.</text:p>
            <text:p text:style-name="P3"/>
            <text:p text:style-name="P3"/>
          </table:table-cell>
        </table:table-row>
        <table:table-row>
          <table:table-cell table:style-name="TableCell1">
            <text:p text:style-name="P3"><text:span text:style-name="T1">Clue - Evelyn Archer</text:span></text:p>
            <text:p text:style-name="P8"/>
            <text:p text:style-name="P8">Christian Drake went to Cambridge</text:p>
          </table:table-cell>
          <table:table-cell table:style-name="TableCell1">
            <text:p text:style-name="P3"><text:span text:style-name="T1">Secret - Evelyn Archer</text:span></text:p>
            <text:p text:style-name="P3"/>
            <text:p text:style-name="P5">You have taken in and concealed what you presume is an escaped convict from London.</text:p>
          </table:table-cell>
        </table:table-row>
        <table:table-row>
          <table:table-cell table:style-name="TableCell1">
            <text:p text:style-name="P3"><text:span text:style-name="T1">Clue - Evelyn Archer</text:span></text:p>
            <text:p text:style-name="P8"/>
            <text:p text:style-name="P8">Somebody who gets drunk often boasted about killing a priest.</text:p>
          </table:table-cell>
          <table:table-cell table:style-name="TableCell1">
            <text:p text:style-name="P3"><text:span text:style-name="T1">Secret - Evelyn Archer</text:span></text:p>
            <text:p text:style-name="P3"/>
            <text:p text:style-name="P5">You have been planting evidence of witchcraft on some of the men in town to focus the issue onto them for a change.</text:p>
          </table:table-cell>
        </table:table-row>
      </table:table>
      <text:p text:style-name="P1"/>
      <text:p text:style-name="P4"/>
      <text:p text:style-name="P4"/>
      <table:table table:name="Table24" table:style-name="Table1">
        <table:table-column table:style-name="TableColumn1"/>
        <table:table-column table:style-name="TableColumn1"/>
        <table:table-row>
          <table:table-cell table:style-name="TableCell1">
            <text:p text:style-name="P3"><text:span text:style-name="T1">Ability - Emery Briar</text:span></text:p>
            <text:p text:style-name="P5"><text:span text:style-name="T1">Brew plague cure </text:span>- (requires Garlic Ointment) find a bowl or other vessel. Brew a plague cure. Each Garlic Ointment creates a single potion that can be ingested by anyone who has the Plague. That person is cured and is now immune from contracting the Plague.</text:p>
          </table:table-cell>
          <table:table-cell table:style-name="TableCell1">
            <text:p text:style-name="P3"><text:span text:style-name="T1">Ability - Emery Briar</text:span></text:p>
            <text:p text:style-name="P5"><text:span text:style-name="T1">Brew laudanum </text:span>- (requires Laudanum ingredients). Brew laudanum in a bowl or other vessel. Creates laudanum, which can be ingested by any person.</text:p>
          </table:table-cell>
        </table:table-row>
        <table:table-row>
          <table:table-cell table:style-name="TableCell1">
            <text:p text:style-name="P3"><text:span text:style-name="T1">ITEM: </text:span><text:span text:style-name="T3">Deed to the Briar’s Wax and Fire</text:span></text:p>
            <text:p text:style-name="P8">5 pounds in debt to Rosencrantz Money Lending - 0 pounds savings. Not stealable.</text:p>
          </table:table-cell>
          <table:table-cell table:style-name="TableCell1">
            <text:p text:style-name="P3"><text:span text:style-name="T1">ITEM: </text:span><text:span text:style-name="T3">Erotic Painting of Agnes Smallwood</text:span></text:p>
            <text:p text:style-name="P3"/>
            <text:p text:style-name="P3"/>
            <text:p text:style-name="P3"/>
          </table:table-cell>
        </table:table-row>
        <table:table-row>
          <table:table-cell table:style-name="TableCell1">
            <text:p text:style-name="P3"><text:span text:style-name="T1">ITEM: </text:span><text:span text:style-name="T3">Potion of Purity</text:span></text:p>
            <text:p text:style-name="P8">Take when you have just contracted a disease (you must have this potion when the disease was contracted). Drink this potion. The disease is cured and you are no longer affected. You may contract the same disease in the future again.</text:p>
            <text:p text:style-name="P8"/>
            <text:p text:style-name="P11">One use only ○ </text:p>
          </table:table-cell>
          <table:table-cell table:style-name="TableCell1">
            <text:p text:style-name="P3"><text:span text:style-name="T1">ITEM: </text:span><text:span text:style-name="T3">Potion of Purity</text:span></text:p>
            <text:p text:style-name="P8">Take when you have just contracted a disease (you must have this potion when the disease was contracted). Drink this potion. The disease is cured and you are no longer affected. You may contract the same disease in the future again.</text:p>
            <text:p text:style-name="P8"/>
            <text:p text:style-name="P11">One use only ○ </text:p>
          </table:table-cell>
        </table:table-row>
        <table:table-row>
          <table:table-cell table:style-name="TableCell1">
            <text:p text:style-name="P3"><text:span text:style-name="T1">ITEM: </text:span><text:span text:style-name="T3">Potion of Poxlessness</text:span></text:p>
            <text:p text:style-name="P1">Cures Smallpox (all types). The user is now immune from Smallpox.</text:p>
            <text:p text:style-name="P8"/>
            <text:p text:style-name="P11">One use only ○ </text:p>
          </table:table-cell>
          <table:table-cell table:style-name="TableCell1">
            <text:p text:style-name="P3"><text:span text:style-name="T1">ITEM: </text:span><text:span text:style-name="T3">Potion of Poxlessness</text:span></text:p>
            <text:p text:style-name="P1">Cures Smallpox (all types). The user is now immune from Smallpox.</text:p>
            <text:p text:style-name="P8"/>
            <text:p text:style-name="P11">One use only ○ </text:p>
          </table:table-cell>
        </table:table-row>
        <table:table-row>
          <table:table-cell table:style-name="TableCell1">
            <text:p text:style-name="P3"><text:span text:style-name="T1">ITEM: </text:span><text:span text:style-name="T3">Potion of Panic</text:span></text:p>
            <text:p text:style-name="P3">Offer somebody a drink or item of food, if they accept they become panicked and reveal their Clue to the user</text:p>
            <text:p text:style-name="P8"/>
            <text:p text:style-name="P11">One use only ○ </text:p>
          </table:table-cell>
          <table:table-cell table:style-name="TableCell1">
            <text:p text:style-name="P3"><text:span text:style-name="T1">ITEM: </text:span><text:span text:style-name="T3">Potion of Peace</text:span></text:p>
            <text:p text:style-name="P3">Spray a small amount of this potion on somebody (water), that person loses all feelings of enmity towards the user and cannot directly harm the user or plot with another to harm the user for 30 minutes.</text:p>
            <text:p text:style-name="P8"/>
            <text:p text:style-name="P11">One use only ○ </text:p>
          </table:table-cell>
        </table:table-row>
        <table:table-row>
          <table:table-cell table:style-name="TableCell1">
            <text:p text:style-name="P3"><text:span text:style-name="T1">ITEM: </text:span><text:span text:style-name="T3">Potion of Poison Protection</text:span></text:p>
            <text:p text:style-name="P1">The antidote to all known poisons affecting a victim. Ask Host if unclear whether will cure a particular ailment. </text:p>
            <text:p text:style-name="P8"/>
            <text:p text:style-name="P11">One use only ○ </text:p>
          </table:table-cell>
          <table:table-cell table:style-name="TableCell1">
            <text:p text:style-name="P3"><text:span text:style-name="T1">ITEM: </text:span><text:span text:style-name="T3">Penile Purification</text:span></text:p>
            <text:p text:style-name="P3">Cures Syphilis (NOT tropical syphilis)</text:p>
            <text:p text:style-name="P8"/>
            <text:p text:style-name="P11">One use only ○ </text:p>
          </table:table-cell>
        </table:table-row>
        <table:table-row>
          <table:table-cell table:style-name="TableCell1">
            <text:p text:style-name="P3"><text:span text:style-name="T1">Clue - Emery Briar</text:span></text:p>
            <text:p text:style-name="P8"/>
            <text:p text:style-name="P8">Bessie Farthing supplies rare plants and herbs to people in Luton.</text:p>
          </table:table-cell>
          <table:table-cell table:style-name="TableCell1">
            <text:p text:style-name="P3"><text:span text:style-name="T1">Secret - Emery Briar</text:span></text:p>
            <text:p text:style-name="P3"/>
            <text:p text:style-name="P5">You have been stealing ingredients from Gilbert Sleeb’s cellar for potion making.</text:p>
          </table:table-cell>
        </table:table-row>
      </table:table>
      <text:p text:style-name="P1"/>
      <text:p text:style-name="P4"/>
      <text:p text:style-name="P4"/>
      <text:p text:style-name="P4"/>
      <text:p text:style-name="P4"/>
      <text:p text:style-name="P4"/>
      <table:table table:name="Table25" table:style-name="Table1">
        <table:table-column table:style-name="TableColumn1"/>
        <table:table-column table:style-name="TableColumn1"/>
        <table:table-row>
          <table:table-cell table:style-name="TableCell1">
            <text:p text:style-name="P3"><text:span text:style-name="T1">Ability - Isabel Williams</text:span></text:p>
            <text:p text:style-name="P5"><text:span text:style-name="T1">Refinement </text:span>- <text:s/>(requires Journeyman’s Alchemist Kit) Refine organic matter to Refined state. </text:p>
            <text:p text:style-name="P5"/>
            <text:p text:style-name="P2">Three uses only ○ ○ ○</text:p>
          </table:table-cell>
          <table:table-cell table:style-name="TableCell1">
            <text:p text:style-name="P3"><text:span text:style-name="T1">Ability - Isabel Williams</text:span></text:p>
            <text:p text:style-name="P5"><text:span text:style-name="T1">Chemical attraction - </text:span>After talking to another player for a few minutes, play this ability. The other character must reveal their Clue to you. </text:p>
            <text:p text:style-name="P5"/>
            <text:p text:style-name="P2">Three uses only ○ ○ ○</text:p>
          </table:table-cell>
        </table:table-row>
        <table:table-row>
          <table:table-cell table:style-name="TableCell1">
            <text:p text:style-name="P3"><text:span text:style-name="T1">Ability - Isabel Williams</text:span></text:p>
            <text:p text:style-name="P8"><text:span text:style-name="T1">Balthasar’s Brew - </text:span>(requires, Turmeric, Foxglove and Riverweed and Journeyman’s Alchemist Kit) - serve another player a drink or food infused with the brew. If they eat/drink the item, the person subject to its power must do your bidding for 5 minutes (this does not extend to revealing their secret). You do not need to reveal this card to the victim, can go to the Host instead. After the effects wear off the victim cannot remember that they were under its influence.<text:tab/></text:p>
            <text:p text:style-name="P5"/>
            <text:p text:style-name="P2">Two uses only ○ ○ </text:p>
          </table:table-cell>
          <table:table-cell table:style-name="TableCell1">
            <text:p text:style-name="P3"/>
          </table:table-cell>
        </table:table-row>
        <table:table-row>
          <table:table-cell table:style-name="TableCell1">
            <text:p text:style-name="P8"><text:span text:style-name="T1">ITEM: </text:span><text:span text:style-name="T3">Nebuchadnezzar's Elixir</text:span></text:p>
            <text:p text:style-name="P8">An elixir that cures tropical syphilis.<text:span text:style-name="T1"><text:s/></text:span></text:p>
          </table:table-cell>
          <table:table-cell table:style-name="TableCell1">
            <text:p text:style-name="P3"><text:span text:style-name="T1">ITEM: </text:span><text:span text:style-name="T3">Journeyman Alchemist’s Kit</text:span></text:p>
            <text:p text:style-name="P8">A portable alchemist’s kit allowing for alchemy on the go.</text:p>
          </table:table-cell>
        </table:table-row>
        <table:table-row>
          <table:table-cell table:style-name="TableCell1">
            <text:p text:style-name="P3"><text:span text:style-name="T1">ITEM: </text:span><text:span text:style-name="T3">Ornamental Candle</text:span></text:p>
            <text:p text:style-name="P8"/>
            <text:p text:style-name="P8">A decorative candle.</text:p>
          </table:table-cell>
          <table:table-cell table:style-name="TableCell1">
            <text:p text:style-name="P1"/>
          </table:table-cell>
        </table:table-row>
        <table:table-row>
          <table:table-cell table:style-name="TableCell1">
            <text:p text:style-name="P3"><text:span text:style-name="T1">Clue - Isabel Williams</text:span></text:p>
            <text:p text:style-name="P8"/>
            <text:p text:style-name="P8">Avery Hardbottom appears to be suffering from withdrawal symptoms.</text:p>
          </table:table-cell>
          <table:table-cell table:style-name="TableCell1">
            <text:p text:style-name="P3"><text:span text:style-name="T1">Secret - Isabel Williams</text:span></text:p>
            <text:p text:style-name="P3"/>
            <text:p text:style-name="P5">You accidentally killed Christian Drake’s mother, Mary Drake.</text:p>
          </table:table-cell>
        </table:table-row>
      </table:table>
      <text:p text:style-name="P1"/>
      <text:p text:style-name="P4"/>
      <text:p text:style-name="P4"/>
      <text:p text:style-name="P4"/>
      <table:table table:name="Table26" table:style-name="Table1">
        <table:table-column table:style-name="TableColumn1"/>
        <table:table-column table:style-name="TableColumn1"/>
        <table:table-row>
          <table:table-cell table:style-name="TableCell1">
            <text:p text:style-name="P3"><text:span text:style-name="T1">Ability - Aja Choudhary</text:span></text:p>
            <text:p text:style-name="P5"><text:span text:style-name="T1">Thievery - </text:span>Name your target to the Host and give them the name of <text:s/>an item. If the target has that item, you will receive it. Otherwise, you will receive a random item. The Host will play paper scissors rocks on your behalf to determine whether person contracts Tropical Smallpox.</text:p>
            <text:p text:style-name="P5"/>
            <text:p text:style-name="P2">Three uses only ○ ○ ○ </text:p>
          </table:table-cell>
          <table:table-cell table:style-name="TableCell1">
            <text:p text:style-name="P3"><text:span text:style-name="T1">Ability - Aja Choudhary</text:span></text:p>
            <text:p text:style-name="P5"><text:span text:style-name="T1">Infection - </text:span>Name a target character to a Host. Approach that character and touch their exposed skin in any manner. That person is infected with Tropical Smallpox.</text:p>
            <text:p text:style-name="P5"/>
            <text:p text:style-name="P2">Two uses only ○ ○ </text:p>
          </table:table-cell>
        </table:table-row>
        <table:table-row>
          <table:table-cell table:style-name="TableCell1">
            <text:p text:style-name="P3"><text:span text:style-name="T1">Ability - Aja Choudhary</text:span></text:p>
            <text:p text:style-name="P5"><text:span text:style-name="T1">Poor immune system - </text:span>You automatically lose any paper-scissors-rock relating to illness in which you are at risk of contracting a new illness.</text:p>
          </table:table-cell>
          <table:table-cell table:style-name="TableCell1">
            <text:p text:style-name="P3"><text:span text:style-name="T1">Ability - Aja Choudhary</text:span></text:p>
            <text:p text:style-name="P5"><text:span text:style-name="T1">Smallpox carrier </text:span>- You are unaffected by the negative side-effects of Tropical Smallpox. You can still transmit the disease.</text:p>
          </table:table-cell>
        </table:table-row>
        <table:table-row>
          <table:table-cell table:style-name="TableCell1">
            <text:p text:style-name="P3"><text:span text:style-name="T1">Ability - Aja Choudhary</text:span></text:p>
            <text:p text:style-name="P5"><text:span text:style-name="T1">Bombay hustle - </text:span>Speak quickly in Guajarati to another player. They are confused and must confess to you the top two goals on their list.</text:p>
            <text:p text:style-name="P5"/>
            <text:p text:style-name="P2">Two uses only ○ ○ </text:p>
          </table:table-cell>
          <table:table-cell table:style-name="TableCell1">
            <text:p text:style-name="P3"><text:span text:style-name="T1">ITEM: </text:span><text:span text:style-name="T3">Blue dice</text:span></text:p>
            <text:p text:style-name="P8">You leave this dice on the corpse of anyone that you kill. It is your trademark.</text:p>
            <text:p text:style-name="P5"/>
            <text:p text:style-name="P1"/>
          </table:table-cell>
        </table:table-row>
        <table:table-row>
          <table:table-cell table:style-name="TableCell1">
            <text:p text:style-name="P3"><text:span text:style-name="T1">ITEM: </text:span><text:span text:style-name="T3"><text:s/>Turmeric</text:span></text:p>
            <text:p text:style-name="P8">A small packet of turmeric. Mainly used for cooking purposes.</text:p>
          </table:table-cell>
          <table:table-cell table:style-name="TableCell1">
            <text:p text:style-name="P3"/>
            <text:p text:style-name="P3"/>
          </table:table-cell>
        </table:table-row>
        <table:table-row>
          <table:table-cell table:style-name="TableCell1">
            <text:p text:style-name="P3"><text:span text:style-name="T1">Clue - Aja Choudhary</text:span></text:p>
            <text:p text:style-name="P3"/>
            <text:p text:style-name="P5">Silas Silvester has the silver vuvuzela</text:p>
            <text:p text:style-name="P3"/>
            <text:p text:style-name="P8"/>
            <text:p text:style-name="P8"/>
          </table:table-cell>
          <table:table-cell table:style-name="TableCell1">
            <text:p text:style-name="P3"><text:span text:style-name="T1">Secret - Aja Choudhary</text:span></text:p>
            <text:p text:style-name="P1"/>
            <text:p text:style-name="P5">You are intentionally spreading Tropical Smallpox </text:p>
            <text:p text:style-name="P5"/>
            <text:p text:style-name="P5">You murdered two people in London many years ago when you were just a child</text:p>
          </table:table-cell>
        </table:table-row>
      </table:table>
      <text:p text:style-name="P1"/>
      <text:p text:style-name="P4"/>
      <text:p text:style-name="P4"/>
      <text:p text:style-name="P4"/>
      <text:p text:style-name="P4"/>
      <text:p text:style-name="P4"/>
      <text:p text:style-name="P4"/>
      <text:p text:style-name="P4"/>
      <text:p text:style-name="P4"/>
      <text:p text:style-name="P4"/>
      <table:table table:name="Table27" table:style-name="Table1">
        <table:table-column table:style-name="TableColumn1"/>
        <table:table-column table:style-name="TableColumn1"/>
        <table:table-row>
          <table:table-cell table:style-name="TableCell1">
            <text:p text:style-name="P3"><text:span text:style-name="T1">Ability - Cecilia Crispinson</text:span></text:p>
            <text:p text:style-name="P5"><text:span text:style-name="T1">Thievery - </text:span>Name your target to the host and give them the name of <text:s/>an item. If the target has that item, you will receive it. Otherwise, you will receive a random item.</text:p>
            <text:p text:style-name="P5"/>
            <text:p text:style-name="P2">Three uses only ○ ○ ○ </text:p>
          </table:table-cell>
          <table:table-cell table:style-name="TableCell1">
            <text:p text:style-name="P3"><text:span text:style-name="T1">Ability - Cecilia Crispinson</text:span></text:p>
            <text:p text:style-name="P1"><text:span text:style-name="T1">Nobody notices a servant -</text:span><text:s/>If you see somebody talking to one of the Hosts, approach afterwards and use this ability. The host must tell you what they were talking about.</text:p>
            <text:p text:style-name="P5"/>
            <text:p text:style-name="P2">Three uses only ○ ○ ○</text:p>
          </table:table-cell>
        </table:table-row>
        <table:table-row>
          <table:table-cell table:style-name="TableCell1">
            <text:p text:style-name="P3"><text:span text:style-name="T1">Ability - Cecilia Crispinson</text:span></text:p>
            <text:p text:style-name="P1"><text:span text:style-name="T1">Long service privilege - </text:span>Choose an action or power that might have been exercised by Duke Smallwood with or against a person. That person recognises your long service as the Smallwoods’ representative and must complete/ accept the action or task. Confirm use with Host before using.</text:p>
            <text:p text:style-name="P1"/>
            <text:p text:style-name="P2">One use only ○ <text:s/></text:p>
          </table:table-cell>
          <table:table-cell table:style-name="TableCell1">
            <text:p text:style-name="P3"><text:span text:style-name="T1">ITEM: </text:span><text:span text:style-name="T3">Bequeathment Note</text:span></text:p>
            <text:p text:style-name="P3">A note bearing Duke Smallwood’s signature leaving all property and Estates to Cecilia Crispinson.</text:p>
            <text:p text:style-name="P5"/>
          </table:table-cell>
        </table:table-row>
        <table:table-row>
          <table:table-cell table:style-name="TableCell1">
            <text:p text:style-name="P3"><text:span text:style-name="T1">ITEM: </text:span><text:span text:style-name="T3"><text:s/>Hair of the Dog</text:span></text:p>
            <text:p text:style-name="P8">Wakes up a character who has been knocked out</text:p>
            <text:p text:style-name="P8"/>
            <text:p text:style-name="P11">Two uses only ○ ○ <text:s/></text:p>
          </table:table-cell>
          <table:table-cell table:style-name="TableCell1">
            <text:p text:style-name="P3"><text:span text:style-name="T1">ITEM: </text:span><text:span text:style-name="T3">Smallwood Accounts</text:span></text:p>
            <text:p text:style-name="P8">Smallwood financial ledger showing a dire financial situation.</text:p>
            <text:p text:style-name="P5"/>
            <text:p text:style-name="P1"/>
          </table:table-cell>
        </table:table-row>
        <table:table-row>
          <table:table-cell table:style-name="TableCell1">
            <text:p text:style-name="P3"><text:span text:style-name="T1">Clue - Cecilia Crispinson</text:span></text:p>
            <text:p text:style-name="P3"/>
            <text:p text:style-name="P1">You overheard Bartholomew Baldwin chanting in a strange language.</text:p>
          </table:table-cell>
          <table:table-cell table:style-name="TableCell1">
            <text:p text:style-name="P3"><text:span text:style-name="T1">Secret - Cecilia Crispinson</text:span></text:p>
            <text:p text:style-name="P1"/>
            <text:p text:style-name="P5">You have been robbing the Smallwoods for years</text:p>
          </table:table-cell>
        </table:table-row>
      </table:table>
      <text:p text:style-name="P1"/>
      <text:p text:style-name="P4"/>
      <text:p text:style-name="P4"/>
      <text:p text:style-name="P4"/>
      <table:table table:name="Table28" table:style-name="Table1">
        <table:table-column table:style-name="TableColumn1"/>
        <table:table-column table:style-name="TableColumn1"/>
        <table:table-row>
          <table:table-cell table:style-name="TableCell1">
            <text:p text:style-name="P3"><text:span text:style-name="T1">Ability - Laverne Cuer</text:span></text:p>
            <text:p text:style-name="P5"><text:span text:style-name="T1">Holy word - </text:span>Repeat someones statement back to them. They must tell you if their statement was a lie or not. Amen</text:p>
            <text:p text:style-name="P5"/>
            <text:p text:style-name="P2">Three uses only ○ ○ ○ </text:p>
          </table:table-cell>
          <table:table-cell table:style-name="TableCell1">
            <text:p text:style-name="P3"><text:span text:style-name="T1">Ability - Laverne Cuer</text:span></text:p>
            <text:p text:style-name="P5"><text:span text:style-name="T1">Extract sin - </text:span>Painfully remove the sin from someone. Prod them in the side until they yell. They must show you their Secret. Praise Jesus.</text:p>
            <text:p text:style-name="P5"/>
            <text:p text:style-name="P2">Three uses only ○ ○ ○</text:p>
          </table:table-cell>
        </table:table-row>
        <table:table-row>
          <table:table-cell table:style-name="TableCell1">
            <text:p text:style-name="P3"><text:span text:style-name="T1">Ability - Laverne Cuer</text:span></text:p>
            <text:p text:style-name="P5"><text:span text:style-name="T1">Final trial - </text:span>Accuse and destroy a witch. The target must lose at paper scissors rock. If you are wrong and your target is not a witch then you must reveal your secret to them. Thank you holy father.(Can only be played after the town prayer)</text:p>
            <text:p text:style-name="P1"/>
            <text:p text:style-name="P15">One use only ○ </text:p>
          </table:table-cell>
          <table:table-cell table:style-name="TableCell1">
            <text:p text:style-name="P3"><text:span text:style-name="T1">ITEM: </text:span><text:span text:style-name="T3">Torture Implements</text:span></text:p>
            <text:p text:style-name="P1">Branded with the initials LC. Can be used to extract a characters secrets after intimidating a character.</text:p>
            <text:p text:style-name="P3"/>
            <text:p text:style-name="P2">Two uses only ○ ○ </text:p>
          </table:table-cell>
        </table:table-row>
        <table:table-row>
          <table:table-cell table:style-name="TableCell1">
            <text:p text:style-name="P3"><text:span text:style-name="T1">ITEM: </text:span><text:span text:style-name="T3"><text:s/>Garlic Ointment</text:span></text:p>
            <text:p text:style-name="P8">Wards off vampires</text:p>
          </table:table-cell>
          <table:table-cell table:style-name="TableCell1">
            <text:p text:style-name="P3"><text:span text:style-name="T1">ITEM: </text:span><text:span text:style-name="T3">Silver crucifix</text:span></text:p>
            <text:p text:style-name="P8">Worth one pound</text:p>
          </table:table-cell>
        </table:table-row>
        <table:table-row>
          <table:table-cell table:style-name="TableCell1">
            <text:p text:style-name="P3"><text:span text:style-name="T1">Clue - Laverne Cuer</text:span></text:p>
            <text:p text:style-name="P3"/>
            <text:p text:style-name="P5">Isaac Rosencrantz’s debtors have been complaining about unnatural forces. This seems suspicious</text:p>
          </table:table-cell>
          <table:table-cell table:style-name="TableCell1">
            <text:p text:style-name="P3"><text:span text:style-name="T1">Secret - Laverne Cuer</text:span></text:p>
            <text:p text:style-name="P1"/>
            <text:p text:style-name="P5">You are really a torturer for the church of france and have killed many men, women and children.</text:p>
          </table:table-cell>
        </table:table-row>
      </table:table>
      <text:p text:style-name="P1"/>
      <text:p text:style-name="P4"/>
      <text:p text:style-name="P4"/>
      <table:table table:name="Table29" table:style-name="Table1">
        <table:table-column table:style-name="TableColumn1"/>
        <table:table-column table:style-name="TableColumn1"/>
        <table:table-row>
          <table:table-cell table:style-name="TableCell1">
            <text:p text:style-name="P3"><text:span text:style-name="T1">Ability - James Farthing</text:span></text:p>
            <text:p text:style-name="P5"><text:span text:style-name="T1">Look she’s a witch! </text:span>- Name a character to the Host. Pick an item associated with Witchcraft. The Host will them plant that item on the named character.</text:p>
            <text:p text:style-name="P5"/>
            <text:p text:style-name="P2">One use only ○ </text:p>
          </table:table-cell>
          <table:table-cell table:style-name="TableCell1">
            <text:p text:style-name="P3"><text:span text:style-name="T1">Ability - James Farthing</text:span></text:p>
            <text:p text:style-name="P5"><text:span text:style-name="T1">Puritanical Preaching </text:span>- Preach at somebody who has said something offensive or committed an offensive act, they must reveal their top two goals to you.</text:p>
            <text:p text:style-name="P5"/>
            <text:p text:style-name="P2">Three uses only ○ ○ ○</text:p>
          </table:table-cell>
        </table:table-row>
        <table:table-row>
          <table:table-cell table:style-name="TableCell1">
            <text:p text:style-name="P3"><text:span text:style-name="T1">Ability - James Farthing</text:span></text:p>
            <text:p text:style-name="P5"><text:span text:style-name="T1">Bah Humbug </text:span>- when speaking to another character, if they mention Christmas in a positive manner, such as expressing joy at the celebrations or looking forward to Christmas, say something hurtful to shit on their Christmas joy. The other player is startled and must reveal their Clue.</text:p>
            <text:p text:style-name="P1"/>
            <text:p text:style-name="P2">Two uses only ○ ○ </text:p>
          </table:table-cell>
          <table:table-cell table:style-name="TableCell1">
            <text:p text:style-name="P3"><text:span text:style-name="T1">Ability - James Farthing</text:span></text:p>
            <text:p text:style-name="P5"><text:span text:style-name="T1">Divine Protection </text:span>- if a character tries to attack you with an blade or other such weapon, you can use this ability to avoid the attack.</text:p>
            <text:p text:style-name="P3"/>
            <text:p text:style-name="P2">One use only ○ </text:p>
          </table:table-cell>
        </table:table-row>
        <table:table-row>
          <table:table-cell table:style-name="TableCell1">
            <text:p text:style-name="P3"><text:span text:style-name="T1">ITEM: </text:span><text:span text:style-name="T3"><text:s/>Intricately carved brush</text:span></text:p>
            <text:p text:style-name="P8">You recently found this by the river. It may have some value.</text:p>
          </table:table-cell>
          <table:table-cell table:style-name="TableCell1">
            <text:p text:style-name="P3"><text:span text:style-name="T1">ITEM: </text:span><text:span text:style-name="T3">Manuscript of clues</text:span></text:p>
            <text:p text:style-name="P3"/>
          </table:table-cell>
        </table:table-row>
        <table:table-row>
          <table:table-cell table:style-name="TableCell1">
            <text:p text:style-name="P3"><text:span text:style-name="T1">Clue - Laverne Cuer</text:span></text:p>
            <text:p text:style-name="P3"/>
            <text:p text:style-name="P5">Gilbert Sleeb has been sentencing women to harsher penalties than men</text:p>
          </table:table-cell>
          <table:table-cell table:style-name="TableCell1">
            <text:p text:style-name="P3"><text:span text:style-name="T1">Secret - Laverne Cuer</text:span></text:p>
            <text:p text:style-name="P1"/>
            <text:p text:style-name="P5">You are having an affair with Susannah Silvester.</text:p>
          </table:table-cell>
        </table:table-row>
      </table:table>
      <text:p text:style-name="P1"/>
      <text:p text:style-name="P4"/>
      <text:p text:style-name="P4"/>
      <text:p text:style-name="P4"/>
      <text:p text:style-name="P4"/>
      <text:p text:style-name="P4"/>
      <table:table table:name="Table30" table:style-name="Table1">
        <table:table-column table:style-name="TableColumn1"/>
        <table:table-column table:style-name="TableColumn1"/>
        <table:table-row>
          <table:table-cell table:style-name="TableCell1">
            <text:p text:style-name="P3"><text:span text:style-name="T1">Ability - Gilbert Sleeb</text:span></text:p>
            <text:p text:style-name="P5"><text:span text:style-name="T1">Citizen’s Arrest -</text:span><text:s text:c="2"/>Arrest an individual that has broken an arrestable town law. Must provide some evidence at the time of arrest. </text:p>
            <text:p text:style-name="P5"/>
            <text:p text:style-name="P2">Two uses only ○ ○</text:p>
          </table:table-cell>
          <table:table-cell table:style-name="TableCell1">
            <text:p text:style-name="P3"><text:span text:style-name="T1">Ability - Gilbert Sleeb</text:span></text:p>
            <text:p text:style-name="P5"><text:span text:style-name="T1">Curia Advisari Vult </text:span>- Whenever a character uses an ability that would make you reveal your Secret or your Clue, you may use this ability to choose which of your two Secrets or three Clues (as applicable) you reveal.</text:p>
            <text:p text:style-name="P5"/>
            <text:p text:style-name="P2">Three uses only ○ ○ ○</text:p>
          </table:table-cell>
        </table:table-row>
        <table:table-row>
          <table:table-cell table:style-name="TableCell1">
            <text:p text:style-name="P3"><text:span text:style-name="T1">Ability - Gilbert Sleeb</text:span></text:p>
            <text:p text:style-name="P5"><text:span text:style-name="T1">Lawmaker </text:span>- Use your powers of judicial review to reduce the punishment for an arrestable offence to a fine or strike out any finable offence on the Town Charter.</text:p>
            <text:p text:style-name="P5">.</text:p>
            <text:p text:style-name="P1"/>
            <text:p text:style-name="P2">Two uses only ○ ○ </text:p>
          </table:table-cell>
          <table:table-cell table:style-name="TableCell1">
            <text:p text:style-name="P3"><text:span text:style-name="T1">Ability - Gilbert Sleeb</text:span></text:p>
            <text:p text:style-name="P5"><text:span text:style-name="T1">Final judgement - </text:span>After the Town Dance, if there is sufficient evidence for your liking, condemn an accused witch or other servant of Satan to either burning or life imprisonment (depending on the punishment in the Town Charter). If the punishment is burning, the burning may take place immediately.</text:p>
            <text:p text:style-name="P8"/>
            <text:p text:style-name="P2">Two uses only ○ ○ </text:p>
          </table:table-cell>
        </table:table-row>
        <table:table-row>
          <table:table-cell table:style-name="TableCell1">
            <text:p text:style-name="P3"><text:span text:style-name="T1">ITEM: </text:span><text:span text:style-name="T3"><text:s/>Garlic Ointment</text:span></text:p>
            <text:p text:style-name="P8">Usually used to attract delicious Scottish Otter. Seemingly useless in England</text:p>
          </table:table-cell>
          <table:table-cell table:style-name="TableCell1">
            <text:p text:style-name="P3"><text:span text:style-name="T1">ITEM: </text:span><text:span text:style-name="T3">Last will and testament of Duke Smallwood</text:span></text:p>
            <text:p text:style-name="P5">Sealed letter containing Duke Smallwood’s last will and testament.</text:p>
          </table:table-cell>
        </table:table-row>
        <table:table-row>
          <table:table-cell table:style-name="TableCell1">
            <text:p text:style-name="P3"><text:span text:style-name="T1">ITEM: </text:span><text:span text:style-name="T3"><text:s/>Bible</text:span></text:p>
            <text:p text:style-name="P3">A bible</text:p>
          </table:table-cell>
          <table:table-cell table:style-name="TableCell1">
            <text:p text:style-name="P3"><text:span text:style-name="T1">ITEM: </text:span><text:span text:style-name="T3"><text:s/>Employment Note</text:span></text:p>
            <text:p text:style-name="P3"/>
            <text:p text:style-name="P7">ROLE: BODYGUARD FOR GILBERT SLEEB</text:p>
            <text:p text:style-name="P7"/>
            <text:p text:style-name="P7">NAME<text:tab/><text:tab/><text:tab/><text:tab/>SIGNATURE</text:p>
            <text:p text:style-name="P5">……………………..<text:tab/><text:tab/>……………..</text:p>
            <text:p text:style-name="P2"><text:span text:style-name="T10">One</text:span><text:s/>use only ○ </text:p>
          </table:table-cell>
        </table:table-row>
        <table:table-row>
          <table:table-cell table:style-name="TableCell1">
            <text:p text:style-name="P3"><text:span text:style-name="T1">Clue - Gilbert Sleeb</text:span></text:p>
            <text:p text:style-name="P3"/>
            <text:p text:style-name="P5">The missing ingredients all seem to be for potion making. A practice strictly outlawed in Luton.</text:p>
          </table:table-cell>
          <table:table-cell table:style-name="TableCell1">
            <text:p text:style-name="P3"><text:span text:style-name="T1">Secret - Gilbert Sleeb</text:span></text:p>
            <text:p text:style-name="P1"/>
            <text:p text:style-name="P5">You are having an affair with Agnes Smallwood</text:p>
          </table:table-cell>
        </table:table-row>
        <table:table-row>
          <table:table-cell table:style-name="TableCell1">
            <text:p text:style-name="P3"><text:span text:style-name="T1">Clue - Gilbert Sleeb</text:span></text:p>
            <text:p text:style-name="P3"/>
            <text:p text:style-name="P5">You saw a brothel owner stab a man at the London Meat Markets</text:p>
          </table:table-cell>
          <table:table-cell table:style-name="TableCell1">
            <text:p text:style-name="P3"><text:span text:style-name="T1">Secret - Gilbert Sleeb</text:span></text:p>
            <text:p text:style-name="P1"/>
            <text:p text:style-name="P5">You have been giving women harsher sentences in court</text:p>
          </table:table-cell>
        </table:table-row>
        <table:table-row>
          <table:table-cell table:style-name="TableCell1">
            <text:p text:style-name="P3"><text:span text:style-name="T1">Clue - Gilbert Sleeb</text:span></text:p>
            <text:p text:style-name="P3"/>
            <text:p text:style-name="P5">You received a marriage certificate for Christian Drake. He does not appear to be travelling with a wife.</text:p>
          </table:table-cell>
          <table:table-cell table:style-name="TableCell1">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31" table:style-name="Table1">
        <table:table-column table:style-name="TableColumn1"/>
        <table:table-column table:style-name="TableColumn1"/>
        <table:table-row>
          <table:table-cell table:style-name="TableCell1">
            <text:p text:style-name="P3"><text:span text:style-name="T1">ITEM: </text:span><text:span text:style-name="T3">Ring of Solomon</text:span></text:p>
            <text:p text:style-name="P8"/>
            <text:p text:style-name="P8">Can bring any character back from the dead.</text:p>
            <text:p text:style-name="P8"/>
            <text:p text:style-name="P11">Two uses only ○ ○ </text:p>
          </table:table-cell>
          <table:table-cell table:style-name="TableCell1">
            <text:p text:style-name="P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6</meta:generator>
  </office:meta>
</office:document-meta>
</file>